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2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</office:automatic-styles>
  <office:body>
    <office:spreadsheet>
      <table:table table:name="panel_voltage_pl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2">
          <table:table-cell table:formula="of:=12*[.J2]*2" office:value-type="float" office:value="24" calcext:value-type="float">
            <text:p>24</text:p>
          </table:table-cell>
          <table:table-cell table:style-name="ce1" table:formula="of:=[.$G$2]-[.C2]" office:value-type="float" office:value="-9.43444227005871" calcext:value-type="float">
            <text:p>-9.4344422701</text:p>
          </table:table-cell>
          <table:table-cell table:formula="of:=[.A2]-[.D2]" office:value-type="float" office:value="22.4344422700587" calcext:value-type="float">
            <text:p>22.4344422701</text:p>
          </table:table-cell>
          <table:table-cell table:formula="of:=[.A2]/[.$H$2]" office:value-type="float" office:value="1.56555772994129" calcext:value-type="float">
            <text:p>1.5655577299</text:p>
          </table:table-cell>
          <table:table-cell table:formula="of:=[.B2]*((330+4700)/330)" office:value-type="float" office:value="-143.803771570895" calcext:value-type="float">
            <text:p>-143.8037715709</text:p>
          </table:table-cell>
          <table:table-cell table:formula="of:=(([.$G$2]-[.A2])-3.3)*([.$K$2]/([.$K$3]+[.$K$2]))+3.3" office:value-type="float" office:value="1.43478260869565" calcext:value-type="float">
            <text:p>1.4347826087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2">
          <table:table-cell table:formula="of:=[.A2]-1" office:value-type="float" office:value="23" calcext:value-type="float">
            <text:p>23</text:p>
          </table:table-cell>
          <table:table-cell table:style-name="ce1" table:formula="of:=[.$G$2]-[.C3]" office:value-type="float" office:value="-8.4996738421396" calcext:value-type="float">
            <text:p>-8.4996738421</text:p>
          </table:table-cell>
          <table:table-cell table:formula="of:=[.A3]-[.D3]" office:value-type="float" office:value="21.4996738421396" calcext:value-type="float">
            <text:p>21.4996738421</text:p>
          </table:table-cell>
          <table:table-cell table:formula="of:=[.A3]/[.$H$2]" office:value-type="float" office:value="1.5003261578604" calcext:value-type="float">
            <text:p>1.5003261579</text:p>
          </table:table-cell>
          <table:table-cell table:formula="of:=[.B3]*((330+4700)/330)" office:value-type="float" office:value="-129.555634624128" calcext:value-type="float">
            <text:p>-129.5556346241</text:p>
          </table:table-cell>
          <table:table-cell table:formula="of:=(([.$G$2]-[.A3])-3.3)*([.$K$2]/([.$K$3]+[.$K$2]))+3.3" office:value-type="float" office:value="1.56521739130435" calcext:value-type="float">
            <text:p>1.5652173913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>
          <table:table-cell table:formula="of:=[.A3]-1" office:value-type="float" office:value="22" calcext:value-type="float">
            <text:p>22</text:p>
          </table:table-cell>
          <table:table-cell table:style-name="ce1" table:formula="of:=[.$G$2]-[.C4]" office:value-type="float" office:value="-7.56490541422048" calcext:value-type="float">
            <text:p>-7.5649054142</text:p>
          </table:table-cell>
          <table:table-cell table:formula="of:=[.A4]-[.D4]" office:value-type="float" office:value="20.5649054142205" calcext:value-type="float">
            <text:p>20.5649054142</text:p>
          </table:table-cell>
          <table:table-cell table:formula="of:=[.A4]/[.$H$2]" office:value-type="float" office:value="1.43509458577952" calcext:value-type="float">
            <text:p>1.4350945858</text:p>
          </table:table-cell>
          <table:table-cell table:formula="of:=[.B4]*((330+4700)/330)" office:value-type="float" office:value="-115.307497677361" calcext:value-type="float">
            <text:p>-115.3074976774</text:p>
          </table:table-cell>
          <table:table-cell table:formula="of:=(([.$G$2]-[.A4])-3.3)*([.$K$2]/([.$K$3]+[.$K$2]))+3.3" office:value-type="float" office:value="1.69565217391304" calcext:value-type="float">
            <text:p>1.6956521739</text:p>
          </table:table-cell>
          <table:table-cell table:number-columns-repeated="10"/>
        </table:table-row>
        <table:table-row table:style-name="ro2">
          <table:table-cell table:formula="of:=[.A4]-1" office:value-type="float" office:value="21" calcext:value-type="float">
            <text:p>21</text:p>
          </table:table-cell>
          <table:table-cell table:style-name="ce1" table:formula="of:=[.$G$2]-[.C5]" office:value-type="float" office:value="-6.63013698630137" calcext:value-type="float">
            <text:p>-6.6301369863</text:p>
          </table:table-cell>
          <table:table-cell table:formula="of:=[.A5]-[.D5]" office:value-type="float" office:value="19.6301369863014" calcext:value-type="float">
            <text:p>19.6301369863</text:p>
          </table:table-cell>
          <table:table-cell table:formula="of:=[.A5]/[.$H$2]" office:value-type="float" office:value="1.36986301369863" calcext:value-type="float">
            <text:p>1.3698630137</text:p>
          </table:table-cell>
          <table:table-cell table:formula="of:=[.B5]*((330+4700)/330)" office:value-type="float" office:value="-101.059360730594" calcext:value-type="float">
            <text:p>-101.0593607306</text:p>
          </table:table-cell>
          <table:table-cell table:formula="of:=(([.$G$2]-[.A5])-3.3)*([.$K$2]/([.$K$3]+[.$K$2]))+3.3" office:value-type="float" office:value="1.82608695652174" calcext:value-type="float">
            <text:p>1.8260869565</text:p>
          </table:table-cell>
          <table:table-cell table:number-columns-repeated="10"/>
        </table:table-row>
        <table:table-row table:style-name="ro2">
          <table:table-cell table:formula="of:=[.A5]-1" office:value-type="float" office:value="20" calcext:value-type="float">
            <text:p>20</text:p>
          </table:table-cell>
          <table:table-cell table:style-name="ce1" table:formula="of:=[.$G$2]-[.C6]" office:value-type="float" office:value="-5.69536855838226" calcext:value-type="float">
            <text:p>-5.6953685584</text:p>
          </table:table-cell>
          <table:table-cell table:formula="of:=[.A6]-[.D6]" office:value-type="float" office:value="18.6953685583823" calcext:value-type="float">
            <text:p>18.6953685584</text:p>
          </table:table-cell>
          <table:table-cell table:formula="of:=[.A6]/[.$H$2]" office:value-type="float" office:value="1.30463144161774" calcext:value-type="float">
            <text:p>1.3046314416</text:p>
          </table:table-cell>
          <table:table-cell table:formula="of:=[.B6]*((330+4700)/330)" office:value-type="float" office:value="-86.8112237838265" calcext:value-type="float">
            <text:p>-86.8112237838</text:p>
          </table:table-cell>
          <table:table-cell table:formula="of:=(([.$G$2]-[.A6])-3.3)*([.$K$2]/([.$K$3]+[.$K$2]))+3.3" office:value-type="float" office:value="1.95652173913043" calcext:value-type="float">
            <text:p>1.9565217391</text:p>
          </table:table-cell>
          <table:table-cell table:number-columns-repeated="10"/>
        </table:table-row>
        <table:table-row table:style-name="ro2">
          <table:table-cell table:formula="of:=[.A6]-1" office:value-type="float" office:value="19" calcext:value-type="float">
            <text:p>19</text:p>
          </table:table-cell>
          <table:table-cell table:style-name="ce1" table:formula="of:=[.$G$2]-[.C7]" office:value-type="float" office:value="-4.76060013046314" calcext:value-type="float">
            <text:p>-4.7606001305</text:p>
          </table:table-cell>
          <table:table-cell table:formula="of:=[.A7]-[.D7]" office:value-type="float" office:value="17.7606001304631" calcext:value-type="float">
            <text:p>17.7606001305</text:p>
          </table:table-cell>
          <table:table-cell table:formula="of:=[.A7]/[.$H$2]" office:value-type="float" office:value="1.23939986953686" calcext:value-type="float">
            <text:p>1.2393998695</text:p>
          </table:table-cell>
          <table:table-cell table:formula="of:=[.B7]*((330+4700)/330)" office:value-type="float" office:value="-72.5630868370594" calcext:value-type="float">
            <text:p>-72.5630868371</text:p>
          </table:table-cell>
          <table:table-cell table:formula="of:=(([.$G$2]-[.A7])-3.3)*([.$K$2]/([.$K$3]+[.$K$2]))+3.3" office:value-type="float" office:value="2.08695652173913" calcext:value-type="float">
            <text:p>2.0869565217</text:p>
          </table:table-cell>
          <table:table-cell table:number-columns-repeated="10"/>
        </table:table-row>
        <table:table-row table:style-name="ro2">
          <table:table-cell table:formula="of:=[.A7]-1" office:value-type="float" office:value="18" calcext:value-type="float">
            <text:p>18</text:p>
          </table:table-cell>
          <table:table-cell table:style-name="ce1" table:formula="of:=[.$G$2]-[.C8]" office:value-type="float" office:value="-3.82583170254403" calcext:value-type="float">
            <text:p>-3.8258317025</text:p>
          </table:table-cell>
          <table:table-cell table:formula="of:=[.A8]-[.D8]" office:value-type="float" office:value="16.825831702544" calcext:value-type="float">
            <text:p>16.8258317025</text:p>
          </table:table-cell>
          <table:table-cell table:formula="of:=[.A8]/[.$H$2]" office:value-type="float" office:value="1.17416829745597" calcext:value-type="float">
            <text:p>1.1741682975</text:p>
          </table:table-cell>
          <table:table-cell table:formula="of:=[.B8]*((330+4700)/330)" office:value-type="float" office:value="-58.3149498902924" calcext:value-type="float">
            <text:p>-58.3149498903</text:p>
          </table:table-cell>
          <table:table-cell table:formula="of:=(([.$G$2]-[.A8])-3.3)*([.$K$2]/([.$K$3]+[.$K$2]))+3.3" office:value-type="float" office:value="2.21739130434783" calcext:value-type="float">
            <text:p>2.2173913043</text:p>
          </table:table-cell>
          <table:table-cell table:number-columns-repeated="10"/>
        </table:table-row>
        <table:table-row table:style-name="ro2">
          <table:table-cell table:formula="of:=[.A8]-1" office:value-type="float" office:value="17" calcext:value-type="float">
            <text:p>17</text:p>
          </table:table-cell>
          <table:table-cell table:style-name="ce1" table:formula="of:=[.$G$2]-[.C9]" office:value-type="float" office:value="-2.89106327462492" calcext:value-type="float">
            <text:p>-2.8910632746</text:p>
          </table:table-cell>
          <table:table-cell table:formula="of:=[.A9]-[.D9]" office:value-type="float" office:value="15.8910632746249" calcext:value-type="float">
            <text:p>15.8910632746</text:p>
          </table:table-cell>
          <table:table-cell table:formula="of:=[.A9]/[.$H$2]" office:value-type="float" office:value="1.10893672537508" calcext:value-type="float">
            <text:p>1.1089367254</text:p>
          </table:table-cell>
          <table:table-cell table:formula="of:=[.B9]*((330+4700)/330)" office:value-type="float" office:value="-44.0668129435253" calcext:value-type="float">
            <text:p>-44.0668129435</text:p>
          </table:table-cell>
          <table:table-cell table:formula="of:=(([.$G$2]-[.A9])-3.3)*([.$K$2]/([.$K$3]+[.$K$2]))+3.3" office:value-type="float" office:value="2.34782608695652" calcext:value-type="float">
            <text:p>2.347826087</text:p>
          </table:table-cell>
          <table:table-cell table:number-columns-repeated="10"/>
        </table:table-row>
        <table:table-row table:style-name="ro2">
          <table:table-cell table:formula="of:=[.A9]-1" office:value-type="float" office:value="16" calcext:value-type="float">
            <text:p>16</text:p>
          </table:table-cell>
          <table:table-cell table:style-name="ce1" table:formula="of:=[.$G$2]-[.C10]" office:value-type="float" office:value="-1.95629484670581" calcext:value-type="float">
            <text:p>-1.9562948467</text:p>
          </table:table-cell>
          <table:table-cell table:formula="of:=[.A10]-[.D10]" office:value-type="float" office:value="14.9562948467058" calcext:value-type="float">
            <text:p>14.9562948467</text:p>
          </table:table-cell>
          <table:table-cell table:formula="of:=[.A10]/[.$H$2]" office:value-type="float" office:value="1.04370515329419" calcext:value-type="float">
            <text:p>1.0437051533</text:p>
          </table:table-cell>
          <table:table-cell table:formula="of:=[.B10]*((330+4700)/330)" office:value-type="float" office:value="-29.8186759967582" calcext:value-type="float">
            <text:p>-29.8186759968</text:p>
          </table:table-cell>
          <table:table-cell table:formula="of:=(([.$G$2]-[.A10])-3.3)*([.$K$2]/([.$K$3]+[.$K$2]))+3.3" office:value-type="float" office:value="2.47826086956522" calcext:value-type="float">
            <text:p>2.4782608696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table:formula="of:=[.A10]-1" office:value-type="float" office:value="15" calcext:value-type="float">
            <text:p>15</text:p>
          </table:table-cell>
          <table:table-cell table:style-name="ce1" table:formula="of:=[.$G$2]-[.C11]" office:value-type="float" office:value="-1.02152641878669" calcext:value-type="float">
            <text:p>-1.0215264188</text:p>
          </table:table-cell>
          <table:table-cell table:formula="of:=[.A11]-[.D11]" office:value-type="float" office:value="14.0215264187867" calcext:value-type="float">
            <text:p>14.0215264188</text:p>
          </table:table-cell>
          <table:table-cell table:formula="of:=[.A11]/[.$H$2]" office:value-type="float" office:value="0.978473581213307" calcext:value-type="float">
            <text:p>0.9784735812</text:p>
          </table:table-cell>
          <table:table-cell table:formula="of:=[.B11]*((330+4700)/330)" office:value-type="float" office:value="-15.5705390499911" calcext:value-type="float">
            <text:p>-15.57053905</text:p>
          </table:table-cell>
          <table:table-cell table:formula="of:=(([.$G$2]-[.A11])-3.3)*([.$K$2]/([.$K$3]+[.$K$2]))+3.3" office:value-type="float" office:value="2.60869565217391" calcext:value-type="float">
            <text:p>2.6086956522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table:formula="of:=[.A11]-1" office:value-type="float" office:value="14" calcext:value-type="float">
            <text:p>14</text:p>
          </table:table-cell>
          <table:table-cell table:style-name="ce1" table:formula="of:=[.$G$2]-[.C12]" office:value-type="float" office:value="-0.0867579908675804" calcext:value-type="float">
            <text:p>-0.0867579909</text:p>
          </table:table-cell>
          <table:table-cell table:formula="of:=[.A12]-[.D12]" office:value-type="float" office:value="13.0867579908676" calcext:value-type="float">
            <text:p>13.0867579909</text:p>
          </table:table-cell>
          <table:table-cell table:formula="of:=[.A12]/[.$H$2]" office:value-type="float" office:value="0.91324200913242" calcext:value-type="float">
            <text:p>0.9132420091</text:p>
          </table:table-cell>
          <table:table-cell table:formula="of:=[.B12]*((330+4700)/330)" office:value-type="float" office:value="-1.32240210322403" calcext:value-type="float">
            <text:p>-1.3224021032</text:p>
          </table:table-cell>
          <table:table-cell table:formula="of:=(([.$G$2]-[.A12])-3.3)*([.$K$2]/([.$K$3]+[.$K$2]))+3.3" office:value-type="float" office:value="2.73913043478261" calcext:value-type="float">
            <text:p>2.739130434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[.A12]-1" office:value-type="float" office:value="13" calcext:value-type="float">
            <text:p>13</text:p>
          </table:table-cell>
          <table:table-cell table:style-name="ce1" table:formula="of:=[.$G$2]-[.C13]" office:value-type="float" office:value="0.848010437051533" calcext:value-type="float">
            <text:p>0.8480104371</text:p>
          </table:table-cell>
          <table:table-cell table:formula="of:=[.A13]-[.D13]" office:value-type="float" office:value="12.1519895629485" calcext:value-type="float">
            <text:p>12.1519895629</text:p>
          </table:table-cell>
          <table:table-cell table:formula="of:=[.A13]/[.$H$2]" office:value-type="float" office:value="0.848010437051533" calcext:value-type="float">
            <text:p>0.8480104371</text:p>
          </table:table-cell>
          <table:table-cell table:formula="of:=[.B13]*((330+4700)/330)" office:value-type="float" office:value="12.9257348435431" calcext:value-type="float">
            <text:p>12.9257348435</text:p>
          </table:table-cell>
          <table:table-cell table:formula="of:=(([.$G$2]-[.A13])-3.3)*([.$K$2]/([.$K$3]+[.$K$2]))+3.3" office:value-type="float" office:value="2.8695652173913" calcext:value-type="float">
            <text:p>2.8695652174</text:p>
          </table:table-cell>
          <table:table-cell table:number-columns-repeated="10"/>
        </table:table-row>
        <table:table-row table:style-name="ro2">
          <table:table-cell table:formula="of:=[.A13]-1" office:value-type="float" office:value="12" calcext:value-type="float">
            <text:p>12</text:p>
          </table:table-cell>
          <table:table-cell table:style-name="ce1" table:formula="of:=[.$G$2]-[.C14]" office:value-type="float" office:value="1.78277886497065" calcext:value-type="float">
            <text:p>1.782778865</text:p>
          </table:table-cell>
          <table:table-cell table:formula="of:=[.A14]-[.D14]" office:value-type="float" office:value="11.2172211350294" calcext:value-type="float">
            <text:p>11.217221135</text:p>
          </table:table-cell>
          <table:table-cell table:formula="of:=[.A14]/[.$H$2]" office:value-type="float" office:value="0.782778864970646" calcext:value-type="float">
            <text:p>0.782778865</text:p>
          </table:table-cell>
          <table:table-cell table:formula="of:=[.B14]*((330+4700)/330)" office:value-type="float" office:value="27.1738717903101" calcext:value-type="float">
            <text:p>27.1738717903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formula="of:=[.A14]-1" office:value-type="float" office:value="11" calcext:value-type="float">
            <text:p>11</text:p>
          </table:table-cell>
          <table:table-cell table:style-name="ce1" table:formula="of:=[.$G$2]-[.C15]" office:value-type="float" office:value="2.71754729288976" calcext:value-type="float">
            <text:p>2.7175472929</text:p>
          </table:table-cell>
          <table:table-cell table:formula="of:=[.A15]-[.D15]" office:value-type="float" office:value="10.2824527071102" calcext:value-type="float">
            <text:p>10.2824527071</text:p>
          </table:table-cell>
          <table:table-cell table:formula="of:=[.A15]/[.$H$2]" office:value-type="float" office:value="0.717547292889759" calcext:value-type="float">
            <text:p>0.7175472929</text:p>
          </table:table-cell>
          <table:table-cell table:formula="of:=[.B15]*((330+4700)/330)" office:value-type="float" office:value="41.4220087370772" calcext:value-type="float">
            <text:p>41.4220087371</text:p>
          </table:table-cell>
          <table:table-cell table:formula="of:=(([.$G$2]-[.A15])-3.3)*([.$K$2]/([.$K$3]+[.$K$2]))+3.3" office:value-type="float" office:value="3.1304347826087" calcext:value-type="float">
            <text:p>3.1304347826</text:p>
          </table:table-cell>
          <table:table-cell table:number-columns-repeated="10"/>
        </table:table-row>
        <table:table-row table:style-name="ro2">
          <table:table-cell table:formula="of:=[.A15]-1" office:value-type="float" office:value="10" calcext:value-type="float">
            <text:p>10</text:p>
          </table:table-cell>
          <table:table-cell table:style-name="ce1" table:formula="of:=[.$G$2]-[.C16]" office:value-type="float" office:value="3.65231572080887" calcext:value-type="float">
            <text:p>3.6523157208</text:p>
          </table:table-cell>
          <table:table-cell table:formula="of:=[.A16]-[.D16]" office:value-type="float" office:value="9.34768427919113" calcext:value-type="float">
            <text:p>9.3476842792</text:p>
          </table:table-cell>
          <table:table-cell table:formula="of:=[.A16]/[.$H$2]" office:value-type="float" office:value="0.652315720808871" calcext:value-type="float">
            <text:p>0.6523157208</text:p>
          </table:table-cell>
          <table:table-cell table:formula="of:=[.B16]*((330+4700)/330)" office:value-type="float" office:value="55.6701456838443" calcext:value-type="float">
            <text:p>55.6701456838</text:p>
          </table:table-cell>
          <table:table-cell table:formula="of:=(([.$G$2]-[.A16])-3.3)*([.$K$2]/([.$K$3]+[.$K$2]))+3.3" office:value-type="float" office:value="3.26086956521739" calcext:value-type="float">
            <text:p>3.2608695652</text:p>
          </table:table-cell>
          <table:table-cell table:number-columns-repeated="10"/>
        </table:table-row>
        <table:table-row table:style-name="ro2">
          <table:table-cell table:formula="of:=[.A16]-1" office:value-type="float" office:value="9" calcext:value-type="float">
            <text:p>9</text:p>
          </table:table-cell>
          <table:table-cell table:style-name="ce1" table:formula="of:=[.$G$2]-[.C17]" office:value-type="float" office:value="4.58708414872798" calcext:value-type="float">
            <text:p>4.5870841487</text:p>
          </table:table-cell>
          <table:table-cell table:formula="of:=[.A17]-[.D17]" office:value-type="float" office:value="8.41291585127202" calcext:value-type="float">
            <text:p>8.4129158513</text:p>
          </table:table-cell>
          <table:table-cell table:formula="of:=[.A17]/[.$H$2]" office:value-type="float" office:value="0.587084148727984" calcext:value-type="float">
            <text:p>0.5870841487</text:p>
          </table:table-cell>
          <table:table-cell table:formula="of:=[.B17]*((330+4700)/330)" office:value-type="float" office:value="69.9182826306114" calcext:value-type="float">
            <text:p>69.9182826306</text:p>
          </table:table-cell>
          <table:table-cell table:formula="of:=(([.$G$2]-[.A17])-3.3)*([.$K$2]/([.$K$3]+[.$K$2]))+3.3" office:value-type="float" office:value="3.39130434782609" calcext:value-type="float">
            <text:p>3.3913043478</text:p>
          </table:table-cell>
          <table:table-cell table:number-columns-repeated="10"/>
        </table:table-row>
        <table:table-row table:style-name="ro2">
          <table:table-cell table:formula="of:=[.A17]-1" office:value-type="float" office:value="8" calcext:value-type="float">
            <text:p>8</text:p>
          </table:table-cell>
          <table:table-cell table:style-name="ce1" table:formula="of:=[.$G$2]-[.C18]" office:value-type="float" office:value="5.5218525766471" calcext:value-type="float">
            <text:p>5.5218525766</text:p>
          </table:table-cell>
          <table:table-cell table:formula="of:=[.A18]-[.D18]" office:value-type="float" office:value="7.4781474233529" calcext:value-type="float">
            <text:p>7.4781474234</text:p>
          </table:table-cell>
          <table:table-cell table:formula="of:=[.A18]/[.$H$2]" office:value-type="float" office:value="0.521852576647097" calcext:value-type="float">
            <text:p>0.5218525766</text:p>
          </table:table-cell>
          <table:table-cell table:formula="of:=[.B18]*((330+4700)/330)" office:value-type="float" office:value="84.1664195773785" calcext:value-type="float">
            <text:p>84.1664195774</text:p>
          </table:table-cell>
          <table:table-cell table:formula="of:=(([.$G$2]-[.A18])-3.3)*([.$K$2]/([.$K$3]+[.$K$2]))+3.3" office:value-type="float" office:value="3.52173913043478" calcext:value-type="float">
            <text:p>3.5217391304</text:p>
          </table:table-cell>
          <table:table-cell table:number-columns-repeated="10"/>
        </table:table-row>
        <table:table-row table:style-name="ro2">
          <table:table-cell table:formula="of:=[.A18]-1" office:value-type="float" office:value="7" calcext:value-type="float">
            <text:p>7</text:p>
          </table:table-cell>
          <table:table-cell table:style-name="ce1" table:formula="of:=[.$G$2]-[.C19]" office:value-type="float" office:value="6.45662100456621" calcext:value-type="float">
            <text:p>6.4566210046</text:p>
          </table:table-cell>
          <table:table-cell table:formula="of:=[.A19]-[.D19]" office:value-type="float" office:value="6.54337899543379" calcext:value-type="float">
            <text:p>6.5433789954</text:p>
          </table:table-cell>
          <table:table-cell table:formula="of:=[.A19]/[.$H$2]" office:value-type="float" office:value="0.45662100456621" calcext:value-type="float">
            <text:p>0.4566210046</text:p>
          </table:table-cell>
          <table:table-cell table:formula="of:=[.B19]*((330+4700)/330)" office:value-type="float" office:value="98.4145565241456" calcext:value-type="float">
            <text:p>98.4145565241</text:p>
          </table:table-cell>
          <table:table-cell table:formula="of:=(([.$G$2]-[.A19])-3.3)*([.$K$2]/([.$K$3]+[.$K$2]))+3.3" office:value-type="float" office:value="3.65217391304348" calcext:value-type="float">
            <text:p>3.652173913</text:p>
          </table:table-cell>
          <table:table-cell table:number-columns-repeated="10"/>
        </table:table-row>
        <table:table-row table:style-name="ro2">
          <table:table-cell table:formula="of:=[.A19]-1" office:value-type="float" office:value="6" calcext:value-type="float">
            <text:p>6</text:p>
          </table:table-cell>
          <table:table-cell table:style-name="ce1" table:formula="of:=[.$G$2]-[.C20]" office:value-type="float" office:value="7.39138943248532" calcext:value-type="float">
            <text:p>7.3913894325</text:p>
          </table:table-cell>
          <table:table-cell table:formula="of:=[.A20]-[.D20]" office:value-type="float" office:value="5.60861056751468" calcext:value-type="float">
            <text:p>5.6086105675</text:p>
          </table:table-cell>
          <table:table-cell table:formula="of:=[.A20]/[.$H$2]" office:value-type="float" office:value="0.391389432485323" calcext:value-type="float">
            <text:p>0.3913894325</text:p>
          </table:table-cell>
          <table:table-cell table:formula="of:=[.B20]*((330+4700)/330)" office:value-type="float" office:value="112.662693470913" calcext:value-type="float">
            <text:p>112.6626934709</text:p>
          </table:table-cell>
          <table:table-cell table:formula="of:=(([.$G$2]-[.A20])-3.3)*([.$K$2]/([.$K$3]+[.$K$2]))+3.3" office:value-type="float" office:value="3.78260869565217" calcext:value-type="float">
            <text:p>3.7826086957</text:p>
          </table:table-cell>
          <table:table-cell table:number-columns-repeated="10"/>
        </table:table-row>
        <table:table-row table:style-name="ro2">
          <table:table-cell table:formula="of:=[.A20]-1" office:value-type="float" office:value="5" calcext:value-type="float">
            <text:p>5</text:p>
          </table:table-cell>
          <table:table-cell table:style-name="ce1" table:formula="of:=[.$G$2]-[.C21]" office:value-type="float" office:value="8.32615786040444" calcext:value-type="float">
            <text:p>8.3261578604</text:p>
          </table:table-cell>
          <table:table-cell table:formula="of:=[.A21]-[.D21]" office:value-type="float" office:value="4.67384213959556" calcext:value-type="float">
            <text:p>4.6738421396</text:p>
          </table:table-cell>
          <table:table-cell table:formula="of:=[.A21]/[.$H$2]" office:value-type="float" office:value="0.326157860404436" calcext:value-type="float">
            <text:p>0.3261578604</text:p>
          </table:table-cell>
          <table:table-cell table:formula="of:=[.B21]*((330+4700)/330)" office:value-type="float" office:value="126.91083041768" calcext:value-type="float">
            <text:p>126.9108304177</text:p>
          </table:table-cell>
          <table:table-cell table:formula="of:=(([.$G$2]-[.A21])-3.3)*([.$K$2]/([.$K$3]+[.$K$2]))+3.3" office:value-type="float" office:value="3.91304347826087" calcext:value-type="float">
            <text:p>3.9130434783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2">
          <table:table-cell table:formula="of:=[.A21]-1" office:value-type="float" office:value="4" calcext:value-type="float">
            <text:p>4</text:p>
          </table:table-cell>
          <table:table-cell table:style-name="ce1" table:formula="of:=[.$G$2]-[.C22]" office:value-type="float" office:value="9.26092628832355" calcext:value-type="float">
            <text:p>9.2609262883</text:p>
          </table:table-cell>
          <table:table-cell table:formula="of:=[.A22]-[.D22]" office:value-type="float" office:value="3.73907371167645" calcext:value-type="float">
            <text:p>3.7390737117</text:p>
          </table:table-cell>
          <table:table-cell table:formula="of:=[.A22]/[.$H$2]" office:value-type="float" office:value="0.260926288323549" calcext:value-type="float">
            <text:p>0.2609262883</text:p>
          </table:table-cell>
          <table:table-cell table:formula="of:=[.B22]*((330+4700)/330)" office:value-type="float" office:value="141.158967364447" calcext:value-type="float">
            <text:p>141.1589673644</text:p>
          </table:table-cell>
          <table:table-cell table:formula="of:=(([.$G$2]-[.A22])-3.3)*([.$K$2]/([.$K$3]+[.$K$2]))+3.3" office:value-type="float" office:value="4.04347826086957" calcext:value-type="float">
            <text:p>4.0434782609</text:p>
          </table:table-cell>
          <table:table-cell table:number-columns-repeated="10"/>
        </table:table-row>
        <table:table-row table:style-name="ro2">
          <table:table-cell table:formula="of:=[.A22]-1" office:value-type="float" office:value="3" calcext:value-type="float">
            <text:p>3</text:p>
          </table:table-cell>
          <table:table-cell table:style-name="ce1" table:formula="of:=[.$G$2]-[.C23]" office:value-type="float" office:value="10.1956947162427" calcext:value-type="float">
            <text:p>10.1956947162</text:p>
          </table:table-cell>
          <table:table-cell table:formula="of:=[.A23]-[.D23]" office:value-type="float" office:value="2.80430528375734" calcext:value-type="float">
            <text:p>2.8043052838</text:p>
          </table:table-cell>
          <table:table-cell table:formula="of:=[.A23]/[.$H$2]" office:value-type="float" office:value="0.195694716242661" calcext:value-type="float">
            <text:p>0.1956947162</text:p>
          </table:table-cell>
          <table:table-cell table:formula="of:=[.B23]*((330+4700)/330)" office:value-type="float" office:value="155.407104311214" calcext:value-type="float">
            <text:p>155.4071043112</text:p>
          </table:table-cell>
          <table:table-cell table:formula="of:=(([.$G$2]-[.A23])-3.3)*([.$K$2]/([.$K$3]+[.$K$2]))+3.3" office:value-type="float" office:value="4.17391304347826" calcext:value-type="float">
            <text:p>4.1739130435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2">
          <table:table-cell table:formula="of:=[.A23]-1" office:value-type="float" office:value="2" calcext:value-type="float">
            <text:p>2</text:p>
          </table:table-cell>
          <table:table-cell table:style-name="ce1" table:formula="of:=[.$G$2]-[.C24]" office:value-type="float" office:value="11.1304631441618" calcext:value-type="float">
            <text:p>11.1304631442</text:p>
          </table:table-cell>
          <table:table-cell table:formula="of:=[.A24]-[.D24]" office:value-type="float" office:value="1.86953685583823" calcext:value-type="float">
            <text:p>1.8695368558</text:p>
          </table:table-cell>
          <table:table-cell table:formula="of:=[.A24]/[.$H$2]" office:value-type="float" office:value="0.130463144161774" calcext:value-type="float">
            <text:p>0.1304631442</text:p>
          </table:table-cell>
          <table:table-cell table:formula="of:=[.B24]*((330+4700)/330)" office:value-type="float" office:value="169.655241257981" calcext:value-type="float">
            <text:p>169.655241258</text:p>
          </table:table-cell>
          <table:table-cell table:formula="of:=(([.$G$2]-[.A24])-3.3)*([.$K$2]/([.$K$3]+[.$K$2]))+3.3" office:value-type="float" office:value="4.30434782608696" calcext:value-type="float">
            <text:p>4.3043478261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2">
          <table:table-cell table:formula="of:=[.A24]-1" office:value-type="float" office:value="1" calcext:value-type="float">
            <text:p>1</text:p>
          </table:table-cell>
          <table:table-cell table:style-name="ce1" table:formula="of:=[.$G$2]-[.C25]" office:value-type="float" office:value="12.0652315720809" calcext:value-type="float">
            <text:p>12.0652315721</text:p>
          </table:table-cell>
          <table:table-cell table:formula="of:=[.A25]-[.D25]" office:value-type="float" office:value="0.934768427919113" calcext:value-type="float">
            <text:p>0.9347684279</text:p>
          </table:table-cell>
          <table:table-cell table:formula="of:=[.A25]/[.$H$2]" office:value-type="float" office:value="0.0652315720808871" calcext:value-type="float">
            <text:p>0.0652315721</text:p>
          </table:table-cell>
          <table:table-cell table:formula="of:=[.B25]*((330+4700)/330)" office:value-type="float" office:value="183.903378204748" calcext:value-type="float">
            <text:p>183.9033782047</text:p>
          </table:table-cell>
          <table:table-cell table:formula="of:=(([.$G$2]-[.A25])-3.3)*([.$K$2]/([.$K$3]+[.$K$2]))+3.3" office:value-type="float" office:value="4.43478260869565" calcext:value-type="float">
            <text:p>4.4347826087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2">
          <table:table-cell table:formula="of:=[.A25]-1" office:value-type="float" office:value="0" calcext:value-type="float">
            <text:p>0</text:p>
          </table:table-cell>
          <table:table-cell table:style-name="ce1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</text:p>
          </table:table-cell>
          <table:table-cell table:formula="of:=(([.$G$2]-[.A26])-3.3)*([.$K$2]/([.$K$3]+[.$K$2]))+3.3" office:value-type="float" office:value="4.56521739130435" calcext:value-type="float">
            <text:p>4.5652173913</text:p>
          </table:table-cell>
          <table:table-cell table:number-columns-repeated="10"/>
        </table:table-row>
        <table:table-row table:style-name="ro2">
          <table:table-cell table:formula="of:=[.A26]-1" office:value-type="float" office:value="-1" calcext:value-type="float">
            <text:p>-1</text:p>
          </table:table-cell>
          <table:table-cell table:style-name="ce1" table:formula="of:=[.$G$2]-[.C27]" office:value-type="float" office:value="13.9347684279191" calcext:value-type="float">
            <text:p>13.9347684279</text:p>
          </table:table-cell>
          <table:table-cell table:formula="of:=[.A27]-[.D27]" office:value-type="float" office:value="-0.934768427919113" calcext:value-type="float">
            <text:p>-0.9347684279</text:p>
          </table:table-cell>
          <table:table-cell table:formula="of:=[.A27]/[.$H$2]" office:value-type="float" office:value="-0.0652315720808871" calcext:value-type="float">
            <text:p>-0.0652315721</text:p>
          </table:table-cell>
          <table:table-cell table:formula="of:=[.B27]*((330+4700)/330)" office:value-type="float" office:value="212.399652098282" calcext:value-type="float">
            <text:p>212.3996520983</text:p>
          </table:table-cell>
          <table:table-cell table:formula="of:=(([.$G$2]-[.A27])-3.3)*([.$K$2]/([.$K$3]+[.$K$2]))+3.3" office:value-type="float" office:value="4.69565217391304" calcext:value-type="float">
            <text:p>4.6956521739</text:p>
          </table:table-cell>
          <table:table-cell table:number-columns-repeated="10"/>
        </table:table-row>
        <table:table-row table:style-name="ro2">
          <table:table-cell table:formula="of:=[.A27]-1" office:value-type="float" office:value="-2" calcext:value-type="float">
            <text:p>-2</text:p>
          </table:table-cell>
          <table:table-cell table:style-name="ce1" table:formula="of:=[.$G$2]-[.C28]" office:value-type="float" office:value="14.8695368558382" calcext:value-type="float">
            <text:p>14.8695368558</text:p>
          </table:table-cell>
          <table:table-cell table:formula="of:=[.A28]-[.D28]" office:value-type="float" office:value="-1.86953685583823" calcext:value-type="float">
            <text:p>-1.8695368558</text:p>
          </table:table-cell>
          <table:table-cell table:formula="of:=[.A28]/[.$H$2]" office:value-type="float" office:value="-0.130463144161774" calcext:value-type="float">
            <text:p>-0.1304631442</text:p>
          </table:table-cell>
          <table:table-cell table:formula="of:=[.B28]*((330+4700)/330)" office:value-type="float" office:value="226.647789045049" calcext:value-type="float">
            <text:p>226.6477890451</text:p>
          </table:table-cell>
          <table:table-cell table:formula="of:=(([.$G$2]-[.A28])-3.3)*([.$K$2]/([.$K$3]+[.$K$2]))+3.3" office:value-type="float" office:value="4.82608695652174" calcext:value-type="float">
            <text:p>4.8260869565</text:p>
          </table:table-cell>
          <table:table-cell table:number-columns-repeated="10"/>
        </table:table-row>
        <table:table-row table:style-name="ro2">
          <table:table-cell table:formula="of:=[.A28]-1" office:value-type="float" office:value="-3" calcext:value-type="float">
            <text:p>-3</text:p>
          </table:table-cell>
          <table:table-cell table:style-name="ce1" table:formula="of:=[.$G$2]-[.C29]" office:value-type="float" office:value="15.8043052837573" calcext:value-type="float">
            <text:p>15.8043052838</text:p>
          </table:table-cell>
          <table:table-cell table:formula="of:=[.A29]-[.D29]" office:value-type="float" office:value="-2.80430528375734" calcext:value-type="float">
            <text:p>-2.8043052838</text:p>
          </table:table-cell>
          <table:table-cell table:formula="of:=[.A29]/[.$H$2]" office:value-type="float" office:value="-0.195694716242661" calcext:value-type="float">
            <text:p>-0.1956947162</text:p>
          </table:table-cell>
          <table:table-cell table:formula="of:=[.B29]*((330+4700)/330)" office:value-type="float" office:value="240.895925991816" calcext:value-type="float">
            <text:p>240.8959259918</text:p>
          </table:table-cell>
          <table:table-cell table:formula="of:=(([.$G$2]-[.A29])-3.3)*([.$K$2]/([.$K$3]+[.$K$2]))+3.3" office:value-type="float" office:value="4.95652173913043" calcext:value-type="float">
            <text:p>4.9565217391</text:p>
          </table:table-cell>
          <table:table-cell table:number-columns-repeated="10"/>
        </table:table-row>
        <table:table-row table:style-name="ro2">
          <table:table-cell table:formula="of:=[.A29]-1" office:value-type="float" office:value="-4" calcext:value-type="float">
            <text:p>-4</text:p>
          </table:table-cell>
          <table:table-cell table:style-name="ce1" table:formula="of:=[.$G$2]-[.C30]" office:value-type="float" office:value="16.7390737116765" calcext:value-type="float">
            <text:p>16.7390737117</text:p>
          </table:table-cell>
          <table:table-cell table:formula="of:=[.A30]-[.D30]" office:value-type="float" office:value="-3.73907371167645" calcext:value-type="float">
            <text:p>-3.7390737117</text:p>
          </table:table-cell>
          <table:table-cell table:formula="of:=[.A30]/[.$H$2]" office:value-type="float" office:value="-0.260926288323549" calcext:value-type="float">
            <text:p>-0.2609262883</text:p>
          </table:table-cell>
          <table:table-cell table:formula="of:=[.B30]*((330+4700)/330)" office:value-type="float" office:value="255.144062938583" calcext:value-type="float">
            <text:p>255.1440629386</text:p>
          </table:table-cell>
          <table:table-cell table:formula="of:=(([.$G$2]-[.A30])-3.3)*([.$K$2]/([.$K$3]+[.$K$2]))+3.3" office:value-type="float" office:value="5.08695652173913" calcext:value-type="float">
            <text:p>5.0869565217</text:p>
          </table:table-cell>
          <table:table-cell table:number-columns-repeated="10"/>
        </table:table-row>
        <table:table-row table:style-name="ro2">
          <table:table-cell table:formula="of:=[.A30]-1" office:value-type="float" office:value="-5" calcext:value-type="float">
            <text:p>-5</text:p>
          </table:table-cell>
          <table:table-cell table:style-name="ce1" table:formula="of:=[.$G$2]-[.C31]" office:value-type="float" office:value="17.6738421395956" calcext:value-type="float">
            <text:p>17.6738421396</text:p>
          </table:table-cell>
          <table:table-cell table:formula="of:=[.A31]-[.D31]" office:value-type="float" office:value="-4.67384213959556" calcext:value-type="float">
            <text:p>-4.6738421396</text:p>
          </table:table-cell>
          <table:table-cell table:formula="of:=[.A31]/[.$H$2]" office:value-type="float" office:value="-0.326157860404436" calcext:value-type="float">
            <text:p>-0.3261578604</text:p>
          </table:table-cell>
          <table:table-cell table:formula="of:=[.B31]*((330+4700)/330)" office:value-type="float" office:value="269.392199885351" calcext:value-type="float">
            <text:p>269.3921998854</text:p>
          </table:table-cell>
          <table:table-cell table:formula="of:=(([.$G$2]-[.A31])-3.3)*([.$K$2]/([.$K$3]+[.$K$2]))+3.3" office:value-type="float" office:value="5.21739130434783" calcext:value-type="float">
            <text:p>5.2173913043</text:p>
          </table:table-cell>
          <table:table-cell table:number-columns-repeated="10"/>
        </table:table-row>
        <table:table-row table:style-name="ro2">
          <table:table-cell table:formula="of:=[.A31]-1" office:value-type="float" office:value="-6" calcext:value-type="float">
            <text:p>-6</text:p>
          </table:table-cell>
          <table:table-cell table:style-name="ce1" table:formula="of:=[.$G$2]-[.C32]" office:value-type="float" office:value="18.6086105675147" calcext:value-type="float">
            <text:p>18.6086105675</text:p>
          </table:table-cell>
          <table:table-cell table:formula="of:=[.A32]-[.D32]" office:value-type="float" office:value="-5.60861056751468" calcext:value-type="float">
            <text:p>-5.6086105675</text:p>
          </table:table-cell>
          <table:table-cell table:formula="of:=[.A32]/[.$H$2]" office:value-type="float" office:value="-0.391389432485323" calcext:value-type="float">
            <text:p>-0.3913894325</text:p>
          </table:table-cell>
          <table:table-cell table:formula="of:=[.B32]*((330+4700)/330)" office:value-type="float" office:value="283.640336832118" calcext:value-type="float">
            <text:p>283.6403368321</text:p>
          </table:table-cell>
          <table:table-cell table:formula="of:=(([.$G$2]-[.A32])-3.3)*([.$K$2]/([.$K$3]+[.$K$2]))+3.3" office:value-type="float" office:value="5.34782608695652" calcext:value-type="float">
            <text:p>5.347826087</text:p>
          </table:table-cell>
          <table:table-cell table:number-columns-repeated="10"/>
        </table:table-row>
        <table:table-row table:style-name="ro2">
          <table:table-cell table:formula="of:=[.A32]-1" office:value-type="float" office:value="-7" calcext:value-type="float">
            <text:p>-7</text:p>
          </table:table-cell>
          <table:table-cell table:style-name="ce1" table:formula="of:=[.$G$2]-[.C33]" office:value-type="float" office:value="19.5433789954338" calcext:value-type="float">
            <text:p>19.5433789954</text:p>
          </table:table-cell>
          <table:table-cell table:formula="of:=[.A33]-[.D33]" office:value-type="float" office:value="-6.54337899543379" calcext:value-type="float">
            <text:p>-6.5433789954</text:p>
          </table:table-cell>
          <table:table-cell table:formula="of:=[.A33]/[.$H$2]" office:value-type="float" office:value="-0.45662100456621" calcext:value-type="float">
            <text:p>-0.4566210046</text:p>
          </table:table-cell>
          <table:table-cell table:formula="of:=[.B33]*((330+4700)/330)" office:value-type="float" office:value="297.888473778885" calcext:value-type="float">
            <text:p>297.8884737789</text:p>
          </table:table-cell>
          <table:table-cell table:formula="of:=(([.$G$2]-[.A33])-3.3)*([.$K$2]/([.$K$3]+[.$K$2]))+3.3" office:value-type="float" office:value="5.47826086956522" calcext:value-type="float">
            <text:p>5.4782608696</text:p>
          </table:table-cell>
          <table:table-cell table:number-columns-repeated="10"/>
        </table:table-row>
        <table:table-row table:style-name="ro2">
          <table:table-cell table:formula="of:=[.A33]-1" office:value-type="float" office:value="-8" calcext:value-type="float">
            <text:p>-8</text:p>
          </table:table-cell>
          <table:table-cell table:style-name="ce1" table:formula="of:=[.$G$2]-[.C34]" office:value-type="float" office:value="20.4781474233529" calcext:value-type="float">
            <text:p>20.4781474234</text:p>
          </table:table-cell>
          <table:table-cell table:formula="of:=[.A34]-[.D34]" office:value-type="float" office:value="-7.4781474233529" calcext:value-type="float">
            <text:p>-7.4781474234</text:p>
          </table:table-cell>
          <table:table-cell table:formula="of:=[.A34]/[.$H$2]" office:value-type="float" office:value="-0.521852576647097" calcext:value-type="float">
            <text:p>-0.5218525766</text:p>
          </table:table-cell>
          <table:table-cell table:formula="of:=[.B34]*((330+4700)/330)" office:value-type="float" office:value="312.136610725652" calcext:value-type="float">
            <text:p>312.1366107257</text:p>
          </table:table-cell>
          <table:table-cell table:formula="of:=(([.$G$2]-[.A34])-3.3)*([.$K$2]/([.$K$3]+[.$K$2]))+3.3" office:value-type="float" office:value="5.60869565217391" calcext:value-type="float">
            <text:p>5.6086956522</text:p>
          </table:table-cell>
          <table:table-cell table:number-columns-repeated="10"/>
        </table:table-row>
        <table:table-row table:style-name="ro2">
          <table:table-cell table:formula="of:=[.A34]-1" office:value-type="float" office:value="-9" calcext:value-type="float">
            <text:p>-9</text:p>
          </table:table-cell>
          <table:table-cell table:style-name="ce1" table:formula="of:=[.$G$2]-[.C35]" office:value-type="float" office:value="21.412915851272" calcext:value-type="float">
            <text:p>21.4129158513</text:p>
          </table:table-cell>
          <table:table-cell table:formula="of:=[.A35]-[.D35]" office:value-type="float" office:value="-8.41291585127202" calcext:value-type="float">
            <text:p>-8.4129158513</text:p>
          </table:table-cell>
          <table:table-cell table:formula="of:=[.A35]/[.$H$2]" office:value-type="float" office:value="-0.587084148727984" calcext:value-type="float">
            <text:p>-0.5870841487</text:p>
          </table:table-cell>
          <table:table-cell table:formula="of:=[.B35]*((330+4700)/330)" office:value-type="float" office:value="326.384747672419" calcext:value-type="float">
            <text:p>326.3847476724</text:p>
          </table:table-cell>
          <table:table-cell table:formula="of:=(([.$G$2]-[.A35])-3.3)*([.$K$2]/([.$K$3]+[.$K$2]))+3.3" office:value-type="float" office:value="5.73913043478261" calcext:value-type="float">
            <text:p>5.7391304348</text:p>
          </table:table-cell>
          <table:table-cell table:number-columns-repeated="10"/>
        </table:table-row>
        <table:table-row table:style-name="ro2">
          <table:table-cell table:formula="of:=[.A35]-1" office:value-type="float" office:value="-10" calcext:value-type="float">
            <text:p>-10</text:p>
          </table:table-cell>
          <table:table-cell table:style-name="ce1" table:formula="of:=[.$G$2]-[.C36]" office:value-type="float" office:value="22.3476842791911" calcext:value-type="float">
            <text:p>22.3476842792</text:p>
          </table:table-cell>
          <table:table-cell table:formula="of:=[.A36]-[.D36]" office:value-type="float" office:value="-9.34768427919113" calcext:value-type="float">
            <text:p>-9.3476842792</text:p>
          </table:table-cell>
          <table:table-cell table:formula="of:=[.A36]/[.$H$2]" office:value-type="float" office:value="-0.652315720808871" calcext:value-type="float">
            <text:p>-0.6523157208</text:p>
          </table:table-cell>
          <table:table-cell table:formula="of:=[.B36]*((330+4700)/330)" office:value-type="float" office:value="340.632884619186" calcext:value-type="float">
            <text:p>340.6328846192</text:p>
          </table:table-cell>
          <table:table-cell table:formula="of:=(([.$G$2]-[.A36])-3.3)*([.$K$2]/([.$K$3]+[.$K$2]))+3.3" office:value-type="float" office:value="5.8695652173913" calcext:value-type="float">
            <text:p>5.8695652174</text:p>
          </table:table-cell>
          <table:table-cell table:number-columns-repeated="10"/>
        </table:table-row>
        <table:table-row table:style-name="ro2">
          <table:table-cell table:formula="of:=[.A36]-1" office:value-type="float" office:value="-11" calcext:value-type="float">
            <text:p>-11</text:p>
          </table:table-cell>
          <table:table-cell table:style-name="ce1" table:formula="of:=[.$G$2]-[.C37]" office:value-type="float" office:value="23.2824527071102" calcext:value-type="float">
            <text:p>23.2824527071</text:p>
          </table:table-cell>
          <table:table-cell table:formula="of:=[.A37]-[.D37]" office:value-type="float" office:value="-10.2824527071102" calcext:value-type="float">
            <text:p>-10.2824527071</text:p>
          </table:table-cell>
          <table:table-cell table:formula="of:=[.A37]/[.$H$2]" office:value-type="float" office:value="-0.717547292889759" calcext:value-type="float">
            <text:p>-0.7175472929</text:p>
          </table:table-cell>
          <table:table-cell table:formula="of:=[.B37]*((330+4700)/330)" office:value-type="float" office:value="354.881021565953" calcext:value-type="float">
            <text:p>354.881021566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table:formula="of:=[.A37]-1" office:value-type="float" office:value="-12" calcext:value-type="float">
            <text:p>-12</text:p>
          </table:table-cell>
          <table:table-cell table:style-name="ce1" table:formula="of:=[.$G$2]-[.C38]" office:value-type="float" office:value="24.2172211350294" calcext:value-type="float">
            <text:p>24.217221135</text:p>
          </table:table-cell>
          <table:table-cell table:formula="of:=[.A38]-[.D38]" office:value-type="float" office:value="-11.2172211350294" calcext:value-type="float">
            <text:p>-11.217221135</text:p>
          </table:table-cell>
          <table:table-cell table:formula="of:=[.A38]/[.$H$2]" office:value-type="float" office:value="-0.782778864970646" calcext:value-type="float">
            <text:p>-0.782778865</text:p>
          </table:table-cell>
          <table:table-cell table:formula="of:=[.B38]*((330+4700)/330)" office:value-type="float" office:value="369.12915851272" calcext:value-type="float">
            <text:p>369.1291585127</text:p>
          </table:table-cell>
          <table:table-cell table:formula="of:=(([.$G$2]-[.A38])-3.3)*([.$K$2]/([.$K$3]+[.$K$2]))+3.3" office:value-type="float" office:value="6.1304347826087" calcext:value-type="float">
            <text:p>6.1304347826</text:p>
          </table:table-cell>
          <table:table-cell table:number-columns-repeated="10"/>
        </table:table-row>
        <table:table-row table:style-name="ro2">
          <table:table-cell table:formula="of:=[.A38]-1" office:value-type="float" office:value="-13" calcext:value-type="float">
            <text:p>-13</text:p>
          </table:table-cell>
          <table:table-cell table:style-name="ce1" table:formula="of:=[.$G$2]-[.C39]" office:value-type="float" office:value="25.1519895629485" calcext:value-type="float">
            <text:p>25.1519895629</text:p>
          </table:table-cell>
          <table:table-cell table:formula="of:=[.A39]-[.D39]" office:value-type="float" office:value="-12.1519895629485" calcext:value-type="float">
            <text:p>-12.1519895629</text:p>
          </table:table-cell>
          <table:table-cell table:formula="of:=[.A39]/[.$H$2]" office:value-type="float" office:value="-0.848010437051533" calcext:value-type="float">
            <text:p>-0.8480104371</text:p>
          </table:table-cell>
          <table:table-cell table:formula="of:=[.B39]*((330+4700)/330)" office:value-type="float" office:value="383.377295459487" calcext:value-type="float">
            <text:p>383.3772954595</text:p>
          </table:table-cell>
          <table:table-cell table:formula="of:=(([.$G$2]-[.A39])-3.3)*([.$K$2]/([.$K$3]+[.$K$2]))+3.3" office:value-type="float" office:value="6.26086956521739" calcext:value-type="float">
            <text:p>6.2608695652</text:p>
          </table:table-cell>
          <table:table-cell table:number-columns-repeated="10"/>
        </table:table-row>
        <table:table-row table:style-name="ro2">
          <table:table-cell table:formula="of:=[.A39]-1" office:value-type="float" office:value="-14" calcext:value-type="float">
            <text:p>-14</text:p>
          </table:table-cell>
          <table:table-cell table:style-name="ce1" table:formula="of:=[.$G$2]-[.C40]" office:value-type="float" office:value="26.0867579908676" calcext:value-type="float">
            <text:p>26.0867579909</text:p>
          </table:table-cell>
          <table:table-cell table:formula="of:=[.A40]-[.D40]" office:value-type="float" office:value="-13.0867579908676" calcext:value-type="float">
            <text:p>-13.0867579909</text:p>
          </table:table-cell>
          <table:table-cell table:formula="of:=[.A40]/[.$H$2]" office:value-type="float" office:value="-0.91324200913242" calcext:value-type="float">
            <text:p>-0.9132420091</text:p>
          </table:table-cell>
          <table:table-cell table:formula="of:=[.B40]*((330+4700)/330)" office:value-type="float" office:value="397.625432406254" calcext:value-type="float">
            <text:p>397.6254324063</text:p>
          </table:table-cell>
          <table:table-cell table:formula="of:=(([.$G$2]-[.A40])-3.3)*([.$K$2]/([.$K$3]+[.$K$2]))+3.3" office:value-type="float" office:value="6.39130434782609" calcext:value-type="float">
            <text:p>6.3913043478</text:p>
          </table:table-cell>
          <table:table-cell table:number-columns-repeated="10"/>
        </table:table-row>
        <table:table-row table:style-name="ro2">
          <table:table-cell table:formula="of:=[.A40]-1" office:value-type="float" office:value="-15" calcext:value-type="float">
            <text:p>-15</text:p>
          </table:table-cell>
          <table:table-cell table:style-name="ce1" table:formula="of:=[.$G$2]-[.C41]" office:value-type="float" office:value="27.0215264187867" calcext:value-type="float">
            <text:p>27.0215264188</text:p>
          </table:table-cell>
          <table:table-cell table:formula="of:=[.A41]-[.D41]" office:value-type="float" office:value="-14.0215264187867" calcext:value-type="float">
            <text:p>-14.0215264188</text:p>
          </table:table-cell>
          <table:table-cell table:formula="of:=[.A41]/[.$H$2]" office:value-type="float" office:value="-0.978473581213307" calcext:value-type="float">
            <text:p>-0.9784735812</text:p>
          </table:table-cell>
          <table:table-cell table:formula="of:=[.B41]*((330+4700)/330)" office:value-type="float" office:value="411.873569353021" calcext:value-type="float">
            <text:p>411.873569353</text:p>
          </table:table-cell>
          <table:table-cell table:formula="of:=(([.$G$2]-[.A41])-3.3)*([.$K$2]/([.$K$3]+[.$K$2]))+3.3" office:value-type="float" office:value="6.52173913043478" calcext:value-type="float">
            <text:p>6.5217391304</text:p>
          </table:table-cell>
          <table:table-cell table:number-columns-repeated="10"/>
        </table:table-row>
        <table:table-row table:style-name="ro2">
          <table:table-cell table:formula="of:=[.A41]-1" office:value-type="float" office:value="-16" calcext:value-type="float">
            <text:p>-16</text:p>
          </table:table-cell>
          <table:table-cell table:style-name="ce1" table:formula="of:=[.$G$2]-[.C42]" office:value-type="float" office:value="27.9562948467058" calcext:value-type="float">
            <text:p>27.9562948467</text:p>
          </table:table-cell>
          <table:table-cell table:formula="of:=[.A42]-[.D42]" office:value-type="float" office:value="-14.9562948467058" calcext:value-type="float">
            <text:p>-14.9562948467</text:p>
          </table:table-cell>
          <table:table-cell table:formula="of:=[.A42]/[.$H$2]" office:value-type="float" office:value="-1.04370515329419" calcext:value-type="float">
            <text:p>-1.0437051533</text:p>
          </table:table-cell>
          <table:table-cell table:formula="of:=[.B42]*((330+4700)/330)" office:value-type="float" office:value="426.121706299789" calcext:value-type="float">
            <text:p>426.1217062998</text:p>
          </table:table-cell>
          <table:table-cell table:formula="of:=(([.$G$2]-[.A42])-3.3)*([.$K$2]/([.$K$3]+[.$K$2]))+3.3" office:value-type="float" office:value="6.65217391304348" calcext:value-type="float">
            <text:p>6.652173913</text:p>
          </table:table-cell>
          <table:table-cell table:number-columns-repeated="10"/>
        </table:table-row>
        <table:table-row table:style-name="ro2">
          <table:table-cell table:formula="of:=[.A42]-1" office:value-type="float" office:value="-17" calcext:value-type="float">
            <text:p>-17</text:p>
          </table:table-cell>
          <table:table-cell table:style-name="ce1" table:formula="of:=[.$G$2]-[.C43]" office:value-type="float" office:value="28.8910632746249" calcext:value-type="float">
            <text:p>28.8910632746</text:p>
          </table:table-cell>
          <table:table-cell table:formula="of:=[.A43]-[.D43]" office:value-type="float" office:value="-15.8910632746249" calcext:value-type="float">
            <text:p>-15.8910632746</text:p>
          </table:table-cell>
          <table:table-cell table:formula="of:=[.A43]/[.$H$2]" office:value-type="float" office:value="-1.10893672537508" calcext:value-type="float">
            <text:p>-1.1089367254</text:p>
          </table:table-cell>
          <table:table-cell table:formula="of:=[.B43]*((330+4700)/330)" office:value-type="float" office:value="440.369843246556" calcext:value-type="float">
            <text:p>440.3698432466</text:p>
          </table:table-cell>
          <table:table-cell table:formula="of:=(([.$G$2]-[.A43])-3.3)*([.$K$2]/([.$K$3]+[.$K$2]))+3.3" office:value-type="float" office:value="6.78260869565217" calcext:value-type="float">
            <text:p>6.7826086957</text:p>
          </table:table-cell>
          <table:table-cell table:number-columns-repeated="10"/>
        </table:table-row>
        <table:table-row table:style-name="ro2">
          <table:table-cell table:formula="of:=[.A43]-1" office:value-type="float" office:value="-18" calcext:value-type="float">
            <text:p>-18</text:p>
          </table:table-cell>
          <table:table-cell table:style-name="ce1" table:formula="of:=[.$G$2]-[.C44]" office:value-type="float" office:value="29.825831702544" calcext:value-type="float">
            <text:p>29.8258317025</text:p>
          </table:table-cell>
          <table:table-cell table:formula="of:=[.A44]-[.D44]" office:value-type="float" office:value="-16.825831702544" calcext:value-type="float">
            <text:p>-16.8258317025</text:p>
          </table:table-cell>
          <table:table-cell table:formula="of:=[.A44]/[.$H$2]" office:value-type="float" office:value="-1.17416829745597" calcext:value-type="float">
            <text:p>-1.1741682975</text:p>
          </table:table-cell>
          <table:table-cell table:formula="of:=[.B44]*((330+4700)/330)" office:value-type="float" office:value="454.617980193323" calcext:value-type="float">
            <text:p>454.6179801933</text:p>
          </table:table-cell>
          <table:table-cell table:formula="of:=(([.$G$2]-[.A44])-3.3)*([.$K$2]/([.$K$3]+[.$K$2]))+3.3" office:value-type="float" office:value="6.91304347826087" calcext:value-type="float">
            <text:p>6.9130434783</text:p>
          </table:table-cell>
          <table:table-cell table:number-columns-repeated="10"/>
        </table:table-row>
        <table:table-row table:style-name="ro2">
          <table:table-cell table:formula="of:=[.A44]-1" office:value-type="float" office:value="-19" calcext:value-type="float">
            <text:p>-19</text:p>
          </table:table-cell>
          <table:table-cell table:style-name="ce1" table:formula="of:=[.$G$2]-[.C45]" office:value-type="float" office:value="30.7606001304631" calcext:value-type="float">
            <text:p>30.7606001305</text:p>
          </table:table-cell>
          <table:table-cell table:formula="of:=[.A45]-[.D45]" office:value-type="float" office:value="-17.7606001304631" calcext:value-type="float">
            <text:p>-17.7606001305</text:p>
          </table:table-cell>
          <table:table-cell table:formula="of:=[.A45]/[.$H$2]" office:value-type="float" office:value="-1.23939986953686" calcext:value-type="float">
            <text:p>-1.2393998695</text:p>
          </table:table-cell>
          <table:table-cell table:formula="of:=[.B45]*((330+4700)/330)" office:value-type="float" office:value="468.86611714009" calcext:value-type="float">
            <text:p>468.8661171401</text:p>
          </table:table-cell>
          <table:table-cell table:formula="of:=(([.$G$2]-[.A45])-3.3)*([.$K$2]/([.$K$3]+[.$K$2]))+3.3" office:value-type="float" office:value="7.04347826086956" calcext:value-type="float">
            <text:p>7.0434782609</text:p>
          </table:table-cell>
          <table:table-cell table:number-columns-repeated="10"/>
        </table:table-row>
        <table:table-row table:style-name="ro2">
          <table:table-cell table:formula="of:=[.A45]-1" office:value-type="float" office:value="-20" calcext:value-type="float">
            <text:p>-20</text:p>
          </table:table-cell>
          <table:table-cell table:style-name="ce1" table:formula="of:=[.$G$2]-[.C46]" office:value-type="float" office:value="31.6953685583823" calcext:value-type="float">
            <text:p>31.6953685584</text:p>
          </table:table-cell>
          <table:table-cell table:formula="of:=[.A46]-[.D46]" office:value-type="float" office:value="-18.6953685583823" calcext:value-type="float">
            <text:p>-18.6953685584</text:p>
          </table:table-cell>
          <table:table-cell table:formula="of:=[.A46]/[.$H$2]" office:value-type="float" office:value="-1.30463144161774" calcext:value-type="float">
            <text:p>-1.3046314416</text:p>
          </table:table-cell>
          <table:table-cell table:formula="of:=[.B46]*((330+4700)/330)" office:value-type="float" office:value="483.114254086857" calcext:value-type="float">
            <text:p>483.1142540869</text:p>
          </table:table-cell>
          <table:table-cell table:formula="of:=(([.$G$2]-[.A46])-3.3)*([.$K$2]/([.$K$3]+[.$K$2]))+3.3" office:value-type="float" office:value="7.17391304347826" calcext:value-type="float">
            <text:p>7.1739130435</text:p>
          </table:table-cell>
          <table:table-cell table:number-columns-repeated="10"/>
        </table:table-row>
        <table:table-row table:style-name="ro2">
          <table:table-cell table:formula="of:=[.A46]-1" office:value-type="float" office:value="-21" calcext:value-type="float">
            <text:p>-21</text:p>
          </table:table-cell>
          <table:table-cell table:style-name="ce1" table:formula="of:=[.$G$2]-[.C47]" office:value-type="float" office:value="32.6301369863014" calcext:value-type="float">
            <text:p>32.6301369863</text:p>
          </table:table-cell>
          <table:table-cell table:formula="of:=[.A47]-[.D47]" office:value-type="float" office:value="-19.6301369863014" calcext:value-type="float">
            <text:p>-19.6301369863</text:p>
          </table:table-cell>
          <table:table-cell table:formula="of:=[.A47]/[.$H$2]" office:value-type="float" office:value="-1.36986301369863" calcext:value-type="float">
            <text:p>-1.3698630137</text:p>
          </table:table-cell>
          <table:table-cell table:formula="of:=[.B47]*((330+4700)/330)" office:value-type="float" office:value="497.362391033624" calcext:value-type="float">
            <text:p>497.3623910336</text:p>
          </table:table-cell>
          <table:table-cell table:formula="of:=(([.$G$2]-[.A47])-3.3)*([.$K$2]/([.$K$3]+[.$K$2]))+3.3" office:value-type="float" office:value="7.30434782608696" calcext:value-type="float">
            <text:p>7.3043478261</text:p>
          </table:table-cell>
          <table:table-cell table:number-columns-repeated="10"/>
        </table:table-row>
        <table:table-row table:style-name="ro2">
          <table:table-cell table:formula="of:=[.A47]-1" office:value-type="float" office:value="-22" calcext:value-type="float">
            <text:p>-22</text:p>
          </table:table-cell>
          <table:table-cell table:style-name="ce1" table:formula="of:=[.$G$2]-[.C48]" office:value-type="float" office:value="33.5649054142205" calcext:value-type="float">
            <text:p>33.5649054142</text:p>
          </table:table-cell>
          <table:table-cell table:formula="of:=[.A48]-[.D48]" office:value-type="float" office:value="-20.5649054142205" calcext:value-type="float">
            <text:p>-20.5649054142</text:p>
          </table:table-cell>
          <table:table-cell table:formula="of:=[.A48]/[.$H$2]" office:value-type="float" office:value="-1.43509458577952" calcext:value-type="float">
            <text:p>-1.4350945858</text:p>
          </table:table-cell>
          <table:table-cell table:formula="of:=[.B48]*((330+4700)/330)" office:value-type="float" office:value="511.610527980391" calcext:value-type="float">
            <text:p>511.6105279804</text:p>
          </table:table-cell>
          <table:table-cell table:formula="of:=(([.$G$2]-[.A48])-3.3)*([.$K$2]/([.$K$3]+[.$K$2]))+3.3" office:value-type="float" office:value="7.43478260869565" calcext:value-type="float">
            <text:p>7.4347826087</text:p>
          </table:table-cell>
          <table:table-cell table:number-columns-repeated="10"/>
        </table:table-row>
        <table:table-row table:style-name="ro2">
          <table:table-cell table:formula="of:=[.A48]-1" office:value-type="float" office:value="-23" calcext:value-type="float">
            <text:p>-23</text:p>
          </table:table-cell>
          <table:table-cell table:style-name="ce1" table:formula="of:=[.$G$2]-[.C49]" office:value-type="float" office:value="34.4996738421396" calcext:value-type="float">
            <text:p>34.4996738421</text:p>
          </table:table-cell>
          <table:table-cell table:formula="of:=[.A49]-[.D49]" office:value-type="float" office:value="-21.4996738421396" calcext:value-type="float">
            <text:p>-21.4996738421</text:p>
          </table:table-cell>
          <table:table-cell table:formula="of:=[.A49]/[.$H$2]" office:value-type="float" office:value="-1.5003261578604" calcext:value-type="float">
            <text:p>-1.5003261579</text:p>
          </table:table-cell>
          <table:table-cell table:formula="of:=[.B49]*((330+4700)/330)" office:value-type="float" office:value="525.858664927158" calcext:value-type="float">
            <text:p>525.8586649272</text:p>
          </table:table-cell>
          <table:table-cell table:formula="of:=(([.$G$2]-[.A49])-3.3)*([.$K$2]/([.$K$3]+[.$K$2]))+3.3" office:value-type="float" office:value="7.56521739130435" calcext:value-type="float">
            <text:p>7.5652173913</text:p>
          </table:table-cell>
          <table:table-cell table:number-columns-repeated="10"/>
        </table:table-row>
        <table:table-row table:style-name="ro2">
          <table:table-cell table:formula="of:=[.A49]-1" office:value-type="float" office:value="-24" calcext:value-type="float">
            <text:p>-24</text:p>
          </table:table-cell>
          <table:table-cell table:style-name="ce1" table:formula="of:=[.$G$2]-[.C50]" office:value-type="float" office:value="35.4344422700587" calcext:value-type="float">
            <text:p>35.4344422701</text:p>
          </table:table-cell>
          <table:table-cell table:formula="of:=[.A50]-[.D50]" office:value-type="float" office:value="-22.4344422700587" calcext:value-type="float">
            <text:p>-22.4344422701</text:p>
          </table:table-cell>
          <table:table-cell table:formula="of:=[.A50]/[.$H$2]" office:value-type="float" office:value="-1.56555772994129" calcext:value-type="float">
            <text:p>-1.5655577299</text:p>
          </table:table-cell>
          <table:table-cell table:formula="of:=[.B50]*((330+4700)/330)" office:value-type="float" office:value="540.106801873925" calcext:value-type="float">
            <text:p>540.1068018739</text:p>
          </table:table-cell>
          <table:table-cell table:formula="of:=(([.$G$2]-[.A50])-3.3)*([.$K$2]/([.$K$3]+[.$K$2]))+3.3" office:value-type="float" office:value="7.69565217391304" calcext:value-type="float">
            <text:p>7.6956521739</text:p>
          </table:table-cell>
          <table:table-cell table:number-columns-repeated="10"/>
        </table:table-row>
        <table:table-row table:style-name="ro2">
          <table:table-cell table:formula="of:=[.A50]-1" office:value-type="float" office:value="-25" calcext:value-type="float">
            <text:p>-25</text:p>
          </table:table-cell>
          <table:table-cell table:style-name="ce1" table:formula="of:=[.$G$2]-[.C51]" office:value-type="float" office:value="36.3692106979778" calcext:value-type="float">
            <text:p>36.369210698</text:p>
          </table:table-cell>
          <table:table-cell table:formula="of:=[.A51]-[.D51]" office:value-type="float" office:value="-23.3692106979778" calcext:value-type="float">
            <text:p>-23.369210698</text:p>
          </table:table-cell>
          <table:table-cell table:formula="of:=[.A51]/[.$H$2]" office:value-type="float" office:value="-1.63078930202218" calcext:value-type="float">
            <text:p>-1.630789302</text:p>
          </table:table-cell>
          <table:table-cell table:formula="of:=[.B51]*((330+4700)/330)" office:value-type="float" office:value="554.354938820692" calcext:value-type="float">
            <text:p>554.3549388207</text:p>
          </table:table-cell>
          <table:table-cell table:formula="of:=(([.$G$2]-[.A51])-3.3)*([.$K$2]/([.$K$3]+[.$K$2]))+3.3" office:value-type="float" office:value="7.82608695652174" calcext:value-type="float">
            <text:p>7.8260869565</text:p>
          </table:table-cell>
          <table:table-cell table:number-columns-repeated="10"/>
        </table:table-row>
        <table:table-row table:style-name="ro2">
          <table:table-cell table:formula="of:=[.A51]-1" office:value-type="float" office:value="-26" calcext:value-type="float">
            <text:p>-26</text:p>
          </table:table-cell>
          <table:table-cell table:style-name="ce1" table:formula="of:=[.$G$2]-[.C52]" office:value-type="float" office:value="37.3039791258969" calcext:value-type="float">
            <text:p>37.3039791259</text:p>
          </table:table-cell>
          <table:table-cell table:formula="of:=[.A52]-[.D52]" office:value-type="float" office:value="-24.3039791258969" calcext:value-type="float">
            <text:p>-24.3039791259</text:p>
          </table:table-cell>
          <table:table-cell table:formula="of:=[.A52]/[.$H$2]" office:value-type="float" office:value="-1.69602087410307" calcext:value-type="float">
            <text:p>-1.6960208741</text:p>
          </table:table-cell>
          <table:table-cell table:formula="of:=[.B52]*((330+4700)/330)" office:value-type="float" office:value="568.603075767459" calcext:value-type="float">
            <text:p>568.6030757675</text:p>
          </table:table-cell>
          <table:table-cell table:formula="of:=(([.$G$2]-[.A52])-3.3)*([.$K$2]/([.$K$3]+[.$K$2]))+3.3" office:value-type="float" office:value="7.95652173913043" calcext:value-type="float">
            <text:p>7.9565217391</text:p>
          </table:table-cell>
          <table:table-cell table:number-columns-repeated="10"/>
        </table:table-row>
        <table:table-row table:style-name="ro2">
          <table:table-cell table:formula="of:=[.A52]-1" office:value-type="float" office:value="-27" calcext:value-type="float">
            <text:p>-27</text:p>
          </table:table-cell>
          <table:table-cell table:style-name="ce1" table:formula="of:=[.$G$2]-[.C53]" office:value-type="float" office:value="38.238747553816" calcext:value-type="float">
            <text:p>38.2387475538</text:p>
          </table:table-cell>
          <table:table-cell table:formula="of:=[.A53]-[.D53]" office:value-type="float" office:value="-25.238747553816" calcext:value-type="float">
            <text:p>-25.2387475538</text:p>
          </table:table-cell>
          <table:table-cell table:formula="of:=[.A53]/[.$H$2]" office:value-type="float" office:value="-1.76125244618395" calcext:value-type="float">
            <text:p>-1.7612524462</text:p>
          </table:table-cell>
          <table:table-cell table:formula="of:=[.B53]*((330+4700)/330)" office:value-type="float" office:value="582.851212714226" calcext:value-type="float">
            <text:p>582.8512127142</text:p>
          </table:table-cell>
          <table:table-cell table:formula="of:=(([.$G$2]-[.A53])-3.3)*([.$K$2]/([.$K$3]+[.$K$2]))+3.3" office:value-type="float" office:value="8.08695652173913" calcext:value-type="float">
            <text:p>8.0869565217</text:p>
          </table:table-cell>
          <table:table-cell table:number-columns-repeated="10"/>
        </table:table-row>
        <table:table-row table:style-name="ro2">
          <table:table-cell table:formula="of:=[.A53]-1" office:value-type="float" office:value="-28" calcext:value-type="float">
            <text:p>-28</text:p>
          </table:table-cell>
          <table:table-cell table:style-name="ce1" table:formula="of:=[.$G$2]-[.C54]" office:value-type="float" office:value="39.1735159817352" calcext:value-type="float">
            <text:p>39.1735159817</text:p>
          </table:table-cell>
          <table:table-cell table:formula="of:=[.A54]-[.D54]" office:value-type="float" office:value="-26.1735159817352" calcext:value-type="float">
            <text:p>-26.1735159817</text:p>
          </table:table-cell>
          <table:table-cell table:formula="of:=[.A54]/[.$H$2]" office:value-type="float" office:value="-1.82648401826484" calcext:value-type="float">
            <text:p>-1.8264840183</text:p>
          </table:table-cell>
          <table:table-cell table:formula="of:=[.B54]*((330+4700)/330)" office:value-type="float" office:value="597.099349660994" calcext:value-type="float">
            <text:p>597.099349661</text:p>
          </table:table-cell>
          <table:table-cell table:formula="of:=(([.$G$2]-[.A54])-3.3)*([.$K$2]/([.$K$3]+[.$K$2]))+3.3" office:value-type="float" office:value="8.21739130434783" calcext:value-type="float">
            <text:p>8.2173913043</text:p>
          </table:table-cell>
          <table:table-cell table:number-columns-repeated="10"/>
        </table:table-row>
        <table:table-row table:style-name="ro2">
          <table:table-cell table:formula="of:=[.A54]-1" office:value-type="float" office:value="-29" calcext:value-type="float">
            <text:p>-29</text:p>
          </table:table-cell>
          <table:table-cell table:style-name="ce1" table:formula="of:=[.$G$2]-[.C55]" office:value-type="float" office:value="40.1082844096543" calcext:value-type="float">
            <text:p>40.1082844097</text:p>
          </table:table-cell>
          <table:table-cell table:formula="of:=[.A55]-[.D55]" office:value-type="float" office:value="-27.1082844096543" calcext:value-type="float">
            <text:p>-27.1082844097</text:p>
          </table:table-cell>
          <table:table-cell table:formula="of:=[.A55]/[.$H$2]" office:value-type="float" office:value="-1.89171559034573" calcext:value-type="float">
            <text:p>-1.8917155903</text:p>
          </table:table-cell>
          <table:table-cell table:formula="of:=[.B55]*((330+4700)/330)" office:value-type="float" office:value="611.347486607761" calcext:value-type="float">
            <text:p>611.3474866078</text:p>
          </table:table-cell>
          <table:table-cell table:formula="of:=(([.$G$2]-[.A55])-3.3)*([.$K$2]/([.$K$3]+[.$K$2]))+3.3" office:value-type="float" office:value="8.34782608695652" calcext:value-type="float">
            <text:p>8.347826087</text:p>
          </table:table-cell>
          <table:table-cell table:number-columns-repeated="10"/>
        </table:table-row>
        <table:table-row table:style-name="ro2">
          <table:table-cell table:formula="of:=[.A55]-1" office:value-type="float" office:value="-30" calcext:value-type="float">
            <text:p>-30</text:p>
          </table:table-cell>
          <table:table-cell table:style-name="ce1" table:formula="of:=[.$G$2]-[.C56]" office:value-type="float" office:value="41.0430528375734" calcext:value-type="float">
            <text:p>41.0430528376</text:p>
          </table:table-cell>
          <table:table-cell table:formula="of:=[.A56]-[.D56]" office:value-type="float" office:value="-28.0430528375734" calcext:value-type="float">
            <text:p>-28.0430528376</text:p>
          </table:table-cell>
          <table:table-cell table:formula="of:=[.A56]/[.$H$2]" office:value-type="float" office:value="-1.95694716242661" calcext:value-type="float">
            <text:p>-1.9569471624</text:p>
          </table:table-cell>
          <table:table-cell table:formula="of:=[.B56]*((330+4700)/330)" office:value-type="float" office:value="625.595623554528" calcext:value-type="float">
            <text:p>625.5956235545</text:p>
          </table:table-cell>
          <table:table-cell table:formula="of:=(([.$G$2]-[.A56])-3.3)*([.$K$2]/([.$K$3]+[.$K$2]))+3.3" office:value-type="float" office:value="8.47826086956522" calcext:value-type="float">
            <text:p>8.4782608696</text:p>
          </table:table-cell>
          <table:table-cell table:number-columns-repeated="10"/>
        </table:table-row>
        <table:table-row table:style-name="ro2">
          <table:table-cell table:formula="of:=[.A56]-1" office:value-type="float" office:value="-31" calcext:value-type="float">
            <text:p>-31</text:p>
          </table:table-cell>
          <table:table-cell table:style-name="ce1" table:formula="of:=[.$G$2]-[.C57]" office:value-type="float" office:value="41.9778212654925" calcext:value-type="float">
            <text:p>41.9778212655</text:p>
          </table:table-cell>
          <table:table-cell table:formula="of:=[.A57]-[.D57]" office:value-type="float" office:value="-28.9778212654925" calcext:value-type="float">
            <text:p>-28.9778212655</text:p>
          </table:table-cell>
          <table:table-cell table:formula="of:=[.A57]/[.$H$2]" office:value-type="float" office:value="-2.0221787345075" calcext:value-type="float">
            <text:p>-2.0221787345</text:p>
          </table:table-cell>
          <table:table-cell table:formula="of:=[.B57]*((330+4700)/330)" office:value-type="float" office:value="639.843760501295" calcext:value-type="float">
            <text:p>639.8437605013</text:p>
          </table:table-cell>
          <table:table-cell table:formula="of:=(([.$G$2]-[.A57])-3.3)*([.$K$2]/([.$K$3]+[.$K$2]))+3.3" office:value-type="float" office:value="8.60869565217391" calcext:value-type="float">
            <text:p>8.6086956522</text:p>
          </table:table-cell>
          <table:table-cell table:number-columns-repeated="10"/>
        </table:table-row>
        <table:table-row table:style-name="ro2">
          <table:table-cell table:formula="of:=[.A57]-1" office:value-type="float" office:value="-32" calcext:value-type="float">
            <text:p>-32</text:p>
          </table:table-cell>
          <table:table-cell table:style-name="ce1" table:formula="of:=[.$G$2]-[.C58]" office:value-type="float" office:value="42.9125896934116" calcext:value-type="float">
            <text:p>42.9125896934</text:p>
          </table:table-cell>
          <table:table-cell table:formula="of:=[.A58]-[.D58]" office:value-type="float" office:value="-29.9125896934116" calcext:value-type="float">
            <text:p>-29.9125896934</text:p>
          </table:table-cell>
          <table:table-cell table:formula="of:=[.A58]/[.$H$2]" office:value-type="float" office:value="-2.08741030658839" calcext:value-type="float">
            <text:p>-2.0874103066</text:p>
          </table:table-cell>
          <table:table-cell table:formula="of:=[.B58]*((330+4700)/330)" office:value-type="float" office:value="654.091897448062" calcext:value-type="float">
            <text:p>654.0918974481</text:p>
          </table:table-cell>
          <table:table-cell table:formula="of:=(([.$G$2]-[.A58])-3.3)*([.$K$2]/([.$K$3]+[.$K$2]))+3.3" office:value-type="float" office:value="8.73913043478261" calcext:value-type="float">
            <text:p>8.7391304348</text:p>
          </table:table-cell>
          <table:table-cell table:number-columns-repeated="10"/>
        </table:table-row>
        <table:table-row table:style-name="ro2">
          <table:table-cell table:formula="of:=[.A58]-1" office:value-type="float" office:value="-33" calcext:value-type="float">
            <text:p>-33</text:p>
          </table:table-cell>
          <table:table-cell table:style-name="ce1" table:formula="of:=[.$G$2]-[.C59]" office:value-type="float" office:value="43.8473581213307" calcext:value-type="float">
            <text:p>43.8473581213</text:p>
          </table:table-cell>
          <table:table-cell table:formula="of:=[.A59]-[.D59]" office:value-type="float" office:value="-30.8473581213307" calcext:value-type="float">
            <text:p>-30.8473581213</text:p>
          </table:table-cell>
          <table:table-cell table:formula="of:=[.A59]/[.$H$2]" office:value-type="float" office:value="-2.15264187866928" calcext:value-type="float">
            <text:p>-2.1526418787</text:p>
          </table:table-cell>
          <table:table-cell table:formula="of:=[.B59]*((330+4700)/330)" office:value-type="float" office:value="668.340034394829" calcext:value-type="float">
            <text:p>668.3400343948</text:p>
          </table:table-cell>
          <table:table-cell table:formula="of:=(([.$G$2]-[.A59])-3.3)*([.$K$2]/([.$K$3]+[.$K$2]))+3.3" office:value-type="float" office:value="8.8695652173913" calcext:value-type="float">
            <text:p>8.8695652174</text:p>
          </table:table-cell>
          <table:table-cell table:number-columns-repeated="10"/>
        </table:table-row>
        <table:table-row table:style-name="ro2">
          <table:table-cell table:formula="of:=[.A59]-1" office:value-type="float" office:value="-34" calcext:value-type="float">
            <text:p>-34</text:p>
          </table:table-cell>
          <table:table-cell table:style-name="ce1" table:formula="of:=[.$G$2]-[.C60]" office:value-type="float" office:value="44.7821265492498" calcext:value-type="float">
            <text:p>44.7821265492</text:p>
          </table:table-cell>
          <table:table-cell table:formula="of:=[.A60]-[.D60]" office:value-type="float" office:value="-31.7821265492498" calcext:value-type="float">
            <text:p>-31.7821265492</text:p>
          </table:table-cell>
          <table:table-cell table:formula="of:=[.A60]/[.$H$2]" office:value-type="float" office:value="-2.21787345075016" calcext:value-type="float">
            <text:p>-2.2178734508</text:p>
          </table:table-cell>
          <table:table-cell table:formula="of:=[.B60]*((330+4700)/330)" office:value-type="float" office:value="682.588171341596" calcext:value-type="float">
            <text:p>682.588171341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formula="of:=[.A60]-1" office:value-type="float" office:value="-35" calcext:value-type="float">
            <text:p>-35</text:p>
          </table:table-cell>
          <table:table-cell table:style-name="ce1" table:formula="of:=[.$G$2]-[.C61]" office:value-type="float" office:value="45.7168949771689" calcext:value-type="float">
            <text:p>45.7168949772</text:p>
          </table:table-cell>
          <table:table-cell table:formula="of:=[.A61]-[.D61]" office:value-type="float" office:value="-32.7168949771689" calcext:value-type="float">
            <text:p>-32.7168949772</text:p>
          </table:table-cell>
          <table:table-cell table:formula="of:=[.A61]/[.$H$2]" office:value-type="float" office:value="-2.28310502283105" calcext:value-type="float">
            <text:p>-2.2831050228</text:p>
          </table:table-cell>
          <table:table-cell table:formula="of:=[.B61]*((330+4700)/330)" office:value-type="float" office:value="696.836308288363" calcext:value-type="float">
            <text:p>696.8363082884</text:p>
          </table:table-cell>
          <table:table-cell table:formula="of:=(([.$G$2]-[.A61])-3.3)*([.$K$2]/([.$K$3]+[.$K$2]))+3.3" office:value-type="float" office:value="9.1304347826087" calcext:value-type="float">
            <text:p>9.1304347826</text:p>
          </table:table-cell>
          <table:table-cell table:number-columns-repeated="10"/>
        </table:table-row>
        <table:table-row table:style-name="ro2">
          <table:table-cell table:formula="of:=[.A61]-1" office:value-type="float" office:value="-36" calcext:value-type="float">
            <text:p>-36</text:p>
          </table:table-cell>
          <table:table-cell table:style-name="ce1" table:formula="of:=[.$G$2]-[.C62]" office:value-type="float" office:value="46.6516634050881" calcext:value-type="float">
            <text:p>46.6516634051</text:p>
          </table:table-cell>
          <table:table-cell table:formula="of:=[.A62]-[.D62]" office:value-type="float" office:value="-33.6516634050881" calcext:value-type="float">
            <text:p>-33.6516634051</text:p>
          </table:table-cell>
          <table:table-cell table:formula="of:=[.A62]/[.$H$2]" office:value-type="float" office:value="-2.34833659491194" calcext:value-type="float">
            <text:p>-2.3483365949</text:p>
          </table:table-cell>
          <table:table-cell table:formula="of:=[.B62]*((330+4700)/330)" office:value-type="float" office:value="711.08444523513" calcext:value-type="float">
            <text:p>711.0844452351</text:p>
          </table:table-cell>
          <table:table-cell table:formula="of:=(([.$G$2]-[.A62])-3.3)*([.$K$2]/([.$K$3]+[.$K$2]))+3.3" office:value-type="float" office:value="9.26086956521739" calcext:value-type="float">
            <text:p>9.2608695652</text:p>
          </table:table-cell>
          <table:table-cell table:number-columns-repeated="10"/>
        </table:table-row>
        <table:table-row table:style-name="ro2">
          <table:table-cell table:formula="of:=[.A62]-1" office:value-type="float" office:value="-37" calcext:value-type="float">
            <text:p>-37</text:p>
          </table:table-cell>
          <table:table-cell table:style-name="ce1" table:formula="of:=[.$G$2]-[.C63]" office:value-type="float" office:value="47.5864318330072" calcext:value-type="float">
            <text:p>47.586431833</text:p>
          </table:table-cell>
          <table:table-cell table:formula="of:=[.A63]-[.D63]" office:value-type="float" office:value="-34.5864318330072" calcext:value-type="float">
            <text:p>-34.586431833</text:p>
          </table:table-cell>
          <table:table-cell table:formula="of:=[.A63]/[.$H$2]" office:value-type="float" office:value="-2.41356816699282" calcext:value-type="float">
            <text:p>-2.413568167</text:p>
          </table:table-cell>
          <table:table-cell table:formula="of:=[.B63]*((330+4700)/330)" office:value-type="float" office:value="725.332582181897" calcext:value-type="float">
            <text:p>725.3325821819</text:p>
          </table:table-cell>
          <table:table-cell table:formula="of:=(([.$G$2]-[.A63])-3.3)*([.$K$2]/([.$K$3]+[.$K$2]))+3.3" office:value-type="float" office:value="9.39130434782609" calcext:value-type="float">
            <text:p>9.3913043478</text:p>
          </table:table-cell>
          <table:table-cell table:number-columns-repeated="10"/>
        </table:table-row>
        <table:table-row table:style-name="ro2">
          <table:table-cell table:formula="of:=[.A63]-1" office:value-type="float" office:value="-38" calcext:value-type="float">
            <text:p>-38</text:p>
          </table:table-cell>
          <table:table-cell table:style-name="ce1" table:formula="of:=[.$G$2]-[.C64]" office:value-type="float" office:value="48.5212002609263" calcext:value-type="float">
            <text:p>48.5212002609</text:p>
          </table:table-cell>
          <table:table-cell table:formula="of:=[.A64]-[.D64]" office:value-type="float" office:value="-35.5212002609263" calcext:value-type="float">
            <text:p>-35.5212002609</text:p>
          </table:table-cell>
          <table:table-cell table:formula="of:=[.A64]/[.$H$2]" office:value-type="float" office:value="-2.47879973907371" calcext:value-type="float">
            <text:p>-2.4787997391</text:p>
          </table:table-cell>
          <table:table-cell table:formula="of:=[.B64]*((330+4700)/330)" office:value-type="float" office:value="739.580719128664" calcext:value-type="float">
            <text:p>739.5807191287</text:p>
          </table:table-cell>
          <table:table-cell table:formula="of:=(([.$G$2]-[.A64])-3.3)*([.$K$2]/([.$K$3]+[.$K$2]))+3.3" office:value-type="float" office:value="9.52173913043478" calcext:value-type="float">
            <text:p>9.5217391304</text:p>
          </table:table-cell>
          <table:table-cell table:number-columns-repeated="10"/>
        </table:table-row>
        <table:table-row table:style-name="ro2">
          <table:table-cell table:formula="of:=[.A64]-1" office:value-type="float" office:value="-39" calcext:value-type="float">
            <text:p>-39</text:p>
          </table:table-cell>
          <table:table-cell table:style-name="ce1" table:formula="of:=[.$G$2]-[.C65]" office:value-type="float" office:value="49.4559686888454" calcext:value-type="float">
            <text:p>49.4559686888</text:p>
          </table:table-cell>
          <table:table-cell table:formula="of:=[.A65]-[.D65]" office:value-type="float" office:value="-36.4559686888454" calcext:value-type="float">
            <text:p>-36.4559686888</text:p>
          </table:table-cell>
          <table:table-cell table:formula="of:=[.A65]/[.$H$2]" office:value-type="float" office:value="-2.5440313111546" calcext:value-type="float">
            <text:p>-2.5440313112</text:p>
          </table:table-cell>
          <table:table-cell table:formula="of:=[.B65]*((330+4700)/330)" office:value-type="float" office:value="753.828856075431" calcext:value-type="float">
            <text:p>753.8288560754</text:p>
          </table:table-cell>
          <table:table-cell table:formula="of:=(([.$G$2]-[.A65])-3.3)*([.$K$2]/([.$K$3]+[.$K$2]))+3.3" office:value-type="float" office:value="9.65217391304348" calcext:value-type="float">
            <text:p>9.652173913</text:p>
          </table:table-cell>
          <table:table-cell table:number-columns-repeated="10"/>
        </table:table-row>
        <table:table-row table:style-name="ro2">
          <table:table-cell table:formula="of:=[.A65]-1" office:value-type="float" office:value="-40" calcext:value-type="float">
            <text:p>-40</text:p>
          </table:table-cell>
          <table:table-cell table:style-name="ce1" table:formula="of:=[.$G$2]-[.C66]" office:value-type="float" office:value="50.3907371167645" calcext:value-type="float">
            <text:p>50.3907371168</text:p>
          </table:table-cell>
          <table:table-cell table:formula="of:=[.A66]-[.D66]" office:value-type="float" office:value="-37.3907371167645" calcext:value-type="float">
            <text:p>-37.3907371168</text:p>
          </table:table-cell>
          <table:table-cell table:formula="of:=[.A66]/[.$H$2]" office:value-type="float" office:value="-2.60926288323549" calcext:value-type="float">
            <text:p>-2.6092628832</text:p>
          </table:table-cell>
          <table:table-cell table:formula="of:=[.B66]*((330+4700)/330)" office:value-type="float" office:value="768.076993022199" calcext:value-type="float">
            <text:p>768.0769930222</text:p>
          </table:table-cell>
          <table:table-cell table:formula="of:=(([.$G$2]-[.A66])-3.3)*([.$K$2]/([.$K$3]+[.$K$2]))+3.3" office:value-type="float" office:value="9.78260869565217" calcext:value-type="float">
            <text:p>9.7826086957</text:p>
          </table:table-cell>
          <table:table-cell table:number-columns-repeated="10"/>
        </table:table-row>
        <table:table-row table:style-name="ro2">
          <table:table-cell table:formula="of:=[.A66]-1" office:value-type="float" office:value="-41" calcext:value-type="float">
            <text:p>-41</text:p>
          </table:table-cell>
          <table:table-cell table:style-name="ce1" table:formula="of:=[.$G$2]-[.C67]" office:value-type="float" office:value="51.3255055446836" calcext:value-type="float">
            <text:p>51.3255055447</text:p>
          </table:table-cell>
          <table:table-cell table:formula="of:=[.A67]-[.D67]" office:value-type="float" office:value="-38.3255055446836" calcext:value-type="float">
            <text:p>-38.3255055447</text:p>
          </table:table-cell>
          <table:table-cell table:formula="of:=[.A67]/[.$H$2]" office:value-type="float" office:value="-2.67449445531637" calcext:value-type="float">
            <text:p>-2.6744944553</text:p>
          </table:table-cell>
          <table:table-cell table:formula="of:=[.B67]*((330+4700)/330)" office:value-type="float" office:value="782.325129968966" calcext:value-type="float">
            <text:p>782.325129969</text:p>
          </table:table-cell>
          <table:table-cell table:formula="of:=(([.$G$2]-[.A67])-3.3)*([.$K$2]/([.$K$3]+[.$K$2]))+3.3" office:value-type="float" office:value="9.91304347826087" calcext:value-type="float">
            <text:p>9.9130434783</text:p>
          </table:table-cell>
          <table:table-cell table:number-columns-repeated="10"/>
        </table:table-row>
        <table:table-row table:style-name="ro2">
          <table:table-cell table:formula="of:=[.A67]-1" office:value-type="float" office:value="-42" calcext:value-type="float">
            <text:p>-42</text:p>
          </table:table-cell>
          <table:table-cell table:style-name="ce1" table:formula="of:=[.$G$2]-[.C68]" office:value-type="float" office:value="52.2602739726027" calcext:value-type="float">
            <text:p>52.2602739726</text:p>
          </table:table-cell>
          <table:table-cell table:formula="of:=[.A68]-[.D68]" office:value-type="float" office:value="-39.2602739726027" calcext:value-type="float">
            <text:p>-39.2602739726</text:p>
          </table:table-cell>
          <table:table-cell table:formula="of:=[.A68]/[.$H$2]" office:value-type="float" office:value="-2.73972602739726" calcext:value-type="float">
            <text:p>-2.7397260274</text:p>
          </table:table-cell>
          <table:table-cell table:formula="of:=[.B68]*((330+4700)/330)" office:value-type="float" office:value="796.573266915733" calcext:value-type="float">
            <text:p>796.5732669157</text:p>
          </table:table-cell>
          <table:table-cell table:formula="of:=(([.$G$2]-[.A68])-3.3)*([.$K$2]/([.$K$3]+[.$K$2]))+3.3" office:value-type="float" office:value="10.0434782608696" calcext:value-type="float">
            <text:p>10.0434782609</text:p>
          </table:table-cell>
          <table:table-cell table:number-columns-repeated="10"/>
        </table:table-row>
        <table:table-row table:style-name="ro2">
          <table:table-cell table:formula="of:=[.A68]-1" office:value-type="float" office:value="-43" calcext:value-type="float">
            <text:p>-43</text:p>
          </table:table-cell>
          <table:table-cell table:style-name="ce1" table:formula="of:=[.$G$2]-[.C69]" office:value-type="float" office:value="53.1950424005218" calcext:value-type="float">
            <text:p>53.1950424005</text:p>
          </table:table-cell>
          <table:table-cell table:formula="of:=[.A69]-[.D69]" office:value-type="float" office:value="-40.1950424005219" calcext:value-type="float">
            <text:p>-40.1950424005</text:p>
          </table:table-cell>
          <table:table-cell table:formula="of:=[.A69]/[.$H$2]" office:value-type="float" office:value="-2.80495759947815" calcext:value-type="float">
            <text:p>-2.8049575995</text:p>
          </table:table-cell>
          <table:table-cell table:formula="of:=[.B69]*((330+4700)/330)" office:value-type="float" office:value="810.8214038625" calcext:value-type="float">
            <text:p>810.8214038625</text:p>
          </table:table-cell>
          <table:table-cell table:formula="of:=(([.$G$2]-[.A69])-3.3)*([.$K$2]/([.$K$3]+[.$K$2]))+3.3" office:value-type="float" office:value="10.1739130434783" calcext:value-type="float">
            <text:p>10.1739130435</text:p>
          </table:table-cell>
          <table:table-cell table:number-columns-repeated="10"/>
        </table:table-row>
        <table:table-row table:style-name="ro2">
          <table:table-cell table:formula="of:=[.A69]-1" office:value-type="float" office:value="-44" calcext:value-type="float">
            <text:p>-44</text:p>
          </table:table-cell>
          <table:table-cell table:style-name="ce1" table:formula="of:=[.$G$2]-[.C70]" office:value-type="float" office:value="54.129810828441" calcext:value-type="float">
            <text:p>54.1298108284</text:p>
          </table:table-cell>
          <table:table-cell table:formula="of:=[.A70]-[.D70]" office:value-type="float" office:value="-41.129810828441" calcext:value-type="float">
            <text:p>-41.1298108284</text:p>
          </table:table-cell>
          <table:table-cell table:formula="of:=[.A70]/[.$H$2]" office:value-type="float" office:value="-2.87018917155903" calcext:value-type="float">
            <text:p>-2.8701891716</text:p>
          </table:table-cell>
          <table:table-cell table:formula="of:=[.B70]*((330+4700)/330)" office:value-type="float" office:value="825.069540809267" calcext:value-type="float">
            <text:p>825.0695408093</text:p>
          </table:table-cell>
          <table:table-cell table:formula="of:=(([.$G$2]-[.A70])-3.3)*([.$K$2]/([.$K$3]+[.$K$2]))+3.3" office:value-type="float" office:value="10.304347826087" calcext:value-type="float">
            <text:p>10.3043478261</text:p>
          </table:table-cell>
          <table:table-cell table:number-columns-repeated="10"/>
        </table:table-row>
        <table:table-row table:style-name="ro2">
          <table:table-cell table:formula="of:=[.A70]-1" office:value-type="float" office:value="-45" calcext:value-type="float">
            <text:p>-45</text:p>
          </table:table-cell>
          <table:table-cell table:style-name="ce1" table:formula="of:=[.$G$2]-[.C71]" office:value-type="float" office:value="55.0645792563601" calcext:value-type="float">
            <text:p>55.0645792564</text:p>
          </table:table-cell>
          <table:table-cell table:formula="of:=[.A71]-[.D71]" office:value-type="float" office:value="-42.0645792563601" calcext:value-type="float">
            <text:p>-42.0645792564</text:p>
          </table:table-cell>
          <table:table-cell table:formula="of:=[.A71]/[.$H$2]" office:value-type="float" office:value="-2.93542074363992" calcext:value-type="float">
            <text:p>-2.9354207436</text:p>
          </table:table-cell>
          <table:table-cell table:formula="of:=[.B71]*((330+4700)/330)" office:value-type="float" office:value="839.317677756034" calcext:value-type="float">
            <text:p>839.317677756</text:p>
          </table:table-cell>
          <table:table-cell table:formula="of:=(([.$G$2]-[.A71])-3.3)*([.$K$2]/([.$K$3]+[.$K$2]))+3.3" office:value-type="float" office:value="10.4347826086957" calcext:value-type="float">
            <text:p>10.4347826087</text:p>
          </table:table-cell>
          <table:table-cell table:number-columns-repeated="10"/>
        </table:table-row>
        <table:table-row table:style-name="ro2">
          <table:table-cell table:formula="of:=[.A71]-1" office:value-type="float" office:value="-46" calcext:value-type="float">
            <text:p>-46</text:p>
          </table:table-cell>
          <table:table-cell table:style-name="ce1" table:formula="of:=[.$G$2]-[.C72]" office:value-type="float" office:value="55.9993476842792" calcext:value-type="float">
            <text:p>55.9993476843</text:p>
          </table:table-cell>
          <table:table-cell table:formula="of:=[.A72]-[.D72]" office:value-type="float" office:value="-42.9993476842792" calcext:value-type="float">
            <text:p>-42.9993476843</text:p>
          </table:table-cell>
          <table:table-cell table:formula="of:=[.A72]/[.$H$2]" office:value-type="float" office:value="-3.00065231572081" calcext:value-type="float">
            <text:p>-3.0006523157</text:p>
          </table:table-cell>
          <table:table-cell table:formula="of:=[.B72]*((330+4700)/330)" office:value-type="float" office:value="853.565814702801" calcext:value-type="float">
            <text:p>853.5658147028</text:p>
          </table:table-cell>
          <table:table-cell table:formula="of:=(([.$G$2]-[.A72])-3.3)*([.$K$2]/([.$K$3]+[.$K$2]))+3.3" office:value-type="float" office:value="10.5652173913043" calcext:value-type="float">
            <text:p>10.5652173913</text:p>
          </table:table-cell>
          <table:table-cell table:number-columns-repeated="10"/>
        </table:table-row>
        <table:table-row table:style-name="ro2">
          <table:table-cell table:formula="of:=[.A72]-1" office:value-type="float" office:value="-47" calcext:value-type="float">
            <text:p>-47</text:p>
          </table:table-cell>
          <table:table-cell table:style-name="ce1" table:formula="of:=[.$G$2]-[.C73]" office:value-type="float" office:value="56.9341161121983" calcext:value-type="float">
            <text:p>56.9341161122</text:p>
          </table:table-cell>
          <table:table-cell table:formula="of:=[.A73]-[.D73]" office:value-type="float" office:value="-43.9341161121983" calcext:value-type="float">
            <text:p>-43.9341161122</text:p>
          </table:table-cell>
          <table:table-cell table:formula="of:=[.A73]/[.$H$2]" office:value-type="float" office:value="-3.0658838878017" calcext:value-type="float">
            <text:p>-3.0658838878</text:p>
          </table:table-cell>
          <table:table-cell table:formula="of:=[.B73]*((330+4700)/330)" office:value-type="float" office:value="867.813951649568" calcext:value-type="float">
            <text:p>867.8139516496</text:p>
          </table:table-cell>
          <table:table-cell table:formula="of:=(([.$G$2]-[.A73])-3.3)*([.$K$2]/([.$K$3]+[.$K$2]))+3.3" office:value-type="float" office:value="10.695652173913" calcext:value-type="float">
            <text:p>10.6956521739</text:p>
          </table:table-cell>
          <table:table-cell table:number-columns-repeated="10"/>
        </table:table-row>
        <table:table-row table:style-name="ro2">
          <table:table-cell table:formula="of:=[.A73]-1" office:value-type="float" office:value="-48" calcext:value-type="float">
            <text:p>-48</text:p>
          </table:table-cell>
          <table:table-cell table:style-name="ce1" table:formula="of:=[.$G$2]-[.C74]" office:value-type="float" office:value="57.8688845401174" calcext:value-type="float">
            <text:p>57.8688845401</text:p>
          </table:table-cell>
          <table:table-cell table:formula="of:=[.A74]-[.D74]" office:value-type="float" office:value="-44.8688845401174" calcext:value-type="float">
            <text:p>-44.8688845401</text:p>
          </table:table-cell>
          <table:table-cell table:formula="of:=[.A74]/[.$H$2]" office:value-type="float" office:value="-3.13111545988258" calcext:value-type="float">
            <text:p>-3.1311154599</text:p>
          </table:table-cell>
          <table:table-cell table:formula="of:=[.B74]*((330+4700)/330)" office:value-type="float" office:value="882.062088596335" calcext:value-type="float">
            <text:p>882.0620885963</text:p>
          </table:table-cell>
          <table:table-cell table:formula="of:=(([.$G$2]-[.A74])-3.3)*([.$K$2]/([.$K$3]+[.$K$2]))+3.3" office:value-type="float" office:value="10.8260869565217" calcext:value-type="float">
            <text:p>10.8260869565</text:p>
          </table:table-cell>
          <table:table-cell table:number-columns-repeated="10"/>
        </table:table-row>
        <table:table-row table:style-name="ro2">
          <table:table-cell table:formula="of:=[.A74]-1" office:value-type="float" office:value="-49" calcext:value-type="float">
            <text:p>-49</text:p>
          </table:table-cell>
          <table:table-cell table:style-name="ce1" table:formula="of:=[.$G$2]-[.C75]" office:value-type="float" office:value="58.8036529680365" calcext:value-type="float">
            <text:p>58.803652968</text:p>
          </table:table-cell>
          <table:table-cell table:formula="of:=[.A75]-[.D75]" office:value-type="float" office:value="-45.8036529680365" calcext:value-type="float">
            <text:p>-45.803652968</text:p>
          </table:table-cell>
          <table:table-cell table:formula="of:=[.A75]/[.$H$2]" office:value-type="float" office:value="-3.19634703196347" calcext:value-type="float">
            <text:p>-3.196347032</text:p>
          </table:table-cell>
          <table:table-cell table:formula="of:=[.B75]*((330+4700)/330)" office:value-type="float" office:value="896.310225543102" calcext:value-type="float">
            <text:p>896.3102255431</text:p>
          </table:table-cell>
          <table:table-cell table:formula="of:=(([.$G$2]-[.A75])-3.3)*([.$K$2]/([.$K$3]+[.$K$2]))+3.3" office:value-type="float" office:value="10.9565217391304" calcext:value-type="float">
            <text:p>10.9565217391</text:p>
          </table:table-cell>
          <table:table-cell table:number-columns-repeated="10"/>
        </table:table-row>
        <table:table-row table:style-name="ro2">
          <table:table-cell table:formula="of:=[.A75]-1" office:value-type="float" office:value="-50" calcext:value-type="float">
            <text:p>-50</text:p>
          </table:table-cell>
          <table:table-cell table:style-name="ce1" table:formula="of:=[.$G$2]-[.C76]" office:value-type="float" office:value="59.7384213959556" calcext:value-type="float">
            <text:p>59.738421396</text:p>
          </table:table-cell>
          <table:table-cell table:formula="of:=[.A76]-[.D76]" office:value-type="float" office:value="-46.7384213959556" calcext:value-type="float">
            <text:p>-46.738421396</text:p>
          </table:table-cell>
          <table:table-cell table:formula="of:=[.A76]/[.$H$2]" office:value-type="float" office:value="-3.26157860404436" calcext:value-type="float">
            <text:p>-3.261578604</text:p>
          </table:table-cell>
          <table:table-cell table:formula="of:=[.B76]*((330+4700)/330)" office:value-type="float" office:value="910.558362489869" calcext:value-type="float">
            <text:p>910.5583624899</text:p>
          </table:table-cell>
          <table:table-cell table:formula="of:=(([.$G$2]-[.A76])-3.3)*([.$K$2]/([.$K$3]+[.$K$2]))+3.3" office:value-type="float" office:value="11.0869565217391" calcext:value-type="float">
            <text:p>11.0869565217</text:p>
          </table:table-cell>
          <table:table-cell table:number-columns-repeated="10"/>
        </table:table-row>
        <table:table-row table:style-name="ro2">
          <table:table-cell table:formula="of:=[.A76]-1" office:value-type="float" office:value="-51" calcext:value-type="float">
            <text:p>-51</text:p>
          </table:table-cell>
          <table:table-cell table:style-name="ce1" table:formula="of:=[.$G$2]-[.C77]" office:value-type="float" office:value="60.6731898238748" calcext:value-type="float">
            <text:p>60.6731898239</text:p>
          </table:table-cell>
          <table:table-cell table:formula="of:=[.A77]-[.D77]" office:value-type="float" office:value="-47.6731898238748" calcext:value-type="float">
            <text:p>-47.6731898239</text:p>
          </table:table-cell>
          <table:table-cell table:formula="of:=[.A77]/[.$H$2]" office:value-type="float" office:value="-3.32681017612524" calcext:value-type="float">
            <text:p>-3.3268101761</text:p>
          </table:table-cell>
          <table:table-cell table:formula="of:=[.B77]*((330+4700)/330)" office:value-type="float" office:value="924.806499436636" calcext:value-type="float">
            <text:p>924.8064994366</text:p>
          </table:table-cell>
          <table:table-cell table:formula="of:=(([.$G$2]-[.A77])-3.3)*([.$K$2]/([.$K$3]+[.$K$2]))+3.3" office:value-type="float" office:value="11.2173913043478" calcext:value-type="float">
            <text:p>11.2173913043</text:p>
          </table:table-cell>
          <table:table-cell table:number-columns-repeated="10"/>
        </table:table-row>
        <table:table-row table:style-name="ro2">
          <table:table-cell table:formula="of:=[.A77]-1" office:value-type="float" office:value="-52" calcext:value-type="float">
            <text:p>-52</text:p>
          </table:table-cell>
          <table:table-cell table:style-name="ce1" table:formula="of:=[.$G$2]-[.C78]" office:value-type="float" office:value="61.6079582517939" calcext:value-type="float">
            <text:p>61.6079582518</text:p>
          </table:table-cell>
          <table:table-cell table:formula="of:=[.A78]-[.D78]" office:value-type="float" office:value="-48.6079582517939" calcext:value-type="float">
            <text:p>-48.6079582518</text:p>
          </table:table-cell>
          <table:table-cell table:formula="of:=[.A78]/[.$H$2]" office:value-type="float" office:value="-3.39204174820613" calcext:value-type="float">
            <text:p>-3.3920417482</text:p>
          </table:table-cell>
          <table:table-cell table:formula="of:=[.B78]*((330+4700)/330)" office:value-type="float" office:value="939.054636383404" calcext:value-type="float">
            <text:p>939.0546363834</text:p>
          </table:table-cell>
          <table:table-cell table:formula="of:=(([.$G$2]-[.A78])-3.3)*([.$K$2]/([.$K$3]+[.$K$2]))+3.3" office:value-type="float" office:value="11.3478260869565" calcext:value-type="float">
            <text:p>11.347826087</text:p>
          </table:table-cell>
          <table:table-cell table:number-columns-repeated="10"/>
        </table:table-row>
        <table:table-row table:style-name="ro2">
          <table:table-cell table:formula="of:=[.A78]-1" office:value-type="float" office:value="-53" calcext:value-type="float">
            <text:p>-53</text:p>
          </table:table-cell>
          <table:table-cell table:style-name="ce1" table:formula="of:=[.$G$2]-[.C79]" office:value-type="float" office:value="62.542726679713" calcext:value-type="float">
            <text:p>62.5427266797</text:p>
          </table:table-cell>
          <table:table-cell table:formula="of:=[.A79]-[.D79]" office:value-type="float" office:value="-49.542726679713" calcext:value-type="float">
            <text:p>-49.5427266797</text:p>
          </table:table-cell>
          <table:table-cell table:formula="of:=[.A79]/[.$H$2]" office:value-type="float" office:value="-3.45727332028702" calcext:value-type="float">
            <text:p>-3.4572733203</text:p>
          </table:table-cell>
          <table:table-cell table:formula="of:=[.B79]*((330+4700)/330)" office:value-type="float" office:value="953.302773330171" calcext:value-type="float">
            <text:p>953.3027733302</text:p>
          </table:table-cell>
          <table:table-cell table:formula="of:=(([.$G$2]-[.A79])-3.3)*([.$K$2]/([.$K$3]+[.$K$2]))+3.3" office:value-type="float" office:value="11.4782608695652" calcext:value-type="float">
            <text:p>11.4782608696</text:p>
          </table:table-cell>
          <table:table-cell table:number-columns-repeated="10"/>
        </table:table-row>
        <table:table-row table:style-name="ro2">
          <table:table-cell table:formula="of:=[.A79]-1" office:value-type="float" office:value="-54" calcext:value-type="float">
            <text:p>-54</text:p>
          </table:table-cell>
          <table:table-cell table:style-name="ce1" table:formula="of:=[.$G$2]-[.C80]" office:value-type="float" office:value="63.4774951076321" calcext:value-type="float">
            <text:p>63.4774951076</text:p>
          </table:table-cell>
          <table:table-cell table:formula="of:=[.A80]-[.D80]" office:value-type="float" office:value="-50.4774951076321" calcext:value-type="float">
            <text:p>-50.4774951076</text:p>
          </table:table-cell>
          <table:table-cell table:formula="of:=[.A80]/[.$H$2]" office:value-type="float" office:value="-3.52250489236791" calcext:value-type="float">
            <text:p>-3.5225048924</text:p>
          </table:table-cell>
          <table:table-cell table:formula="of:=[.B80]*((330+4700)/330)" office:value-type="float" office:value="967.550910276938" calcext:value-type="float">
            <text:p>967.5509102769</text:p>
          </table:table-cell>
          <table:table-cell table:formula="of:=(([.$G$2]-[.A80])-3.3)*([.$K$2]/([.$K$3]+[.$K$2]))+3.3" office:value-type="float" office:value="11.6086956521739" calcext:value-type="float">
            <text:p>11.6086956522</text:p>
          </table:table-cell>
          <table:table-cell table:number-columns-repeated="10"/>
        </table:table-row>
        <table:table-row table:style-name="ro2">
          <table:table-cell table:formula="of:=[.A80]-1" office:value-type="float" office:value="-55" calcext:value-type="float">
            <text:p>-55</text:p>
          </table:table-cell>
          <table:table-cell table:style-name="ce1" table:formula="of:=[.$G$2]-[.C81]" office:value-type="float" office:value="64.4122635355512" calcext:value-type="float">
            <text:p>64.4122635356</text:p>
          </table:table-cell>
          <table:table-cell table:formula="of:=[.A81]-[.D81]" office:value-type="float" office:value="-51.4122635355512" calcext:value-type="float">
            <text:p>-51.4122635356</text:p>
          </table:table-cell>
          <table:table-cell table:formula="of:=[.A81]/[.$H$2]" office:value-type="float" office:value="-3.58773646444879" calcext:value-type="float">
            <text:p>-3.5877364644</text:p>
          </table:table-cell>
          <table:table-cell table:formula="of:=[.B81]*((330+4700)/330)" office:value-type="float" office:value="981.799047223705" calcext:value-type="float">
            <text:p>981.7990472237</text:p>
          </table:table-cell>
          <table:table-cell table:formula="of:=(([.$G$2]-[.A81])-3.3)*([.$K$2]/([.$K$3]+[.$K$2]))+3.3" office:value-type="float" office:value="11.7391304347826" calcext:value-type="float">
            <text:p>11.7391304348</text:p>
          </table:table-cell>
          <table:table-cell table:number-columns-repeated="10"/>
        </table:table-row>
        <table:table-row table:style-name="ro2">
          <table:table-cell table:formula="of:=[.A81]-1" office:value-type="float" office:value="-56" calcext:value-type="float">
            <text:p>-56</text:p>
          </table:table-cell>
          <table:table-cell table:style-name="ce1" table:formula="of:=[.$G$2]-[.C82]" office:value-type="float" office:value="65.3470319634703" calcext:value-type="float">
            <text:p>65.3470319635</text:p>
          </table:table-cell>
          <table:table-cell table:formula="of:=[.A82]-[.D82]" office:value-type="float" office:value="-52.3470319634703" calcext:value-type="float">
            <text:p>-52.3470319635</text:p>
          </table:table-cell>
          <table:table-cell table:formula="of:=[.A82]/[.$H$2]" office:value-type="float" office:value="-3.65296803652968" calcext:value-type="float">
            <text:p>-3.6529680365</text:p>
          </table:table-cell>
          <table:table-cell table:formula="of:=[.B82]*((330+4700)/330)" office:value-type="float" office:value="996.047184170472" calcext:value-type="float">
            <text:p>996.0471841705</text:p>
          </table:table-cell>
          <table:table-cell table:formula="of:=(([.$G$2]-[.A82])-3.3)*([.$K$2]/([.$K$3]+[.$K$2]))+3.3" office:value-type="float" office:value="11.8695652173913" calcext:value-type="float">
            <text:p>11.8695652174</text:p>
          </table:table-cell>
          <table:table-cell table:number-columns-repeated="10"/>
        </table:table-row>
        <table:table-row table:style-name="ro2">
          <table:table-cell table:formula="of:=[.A82]-1" office:value-type="float" office:value="-57" calcext:value-type="float">
            <text:p>-57</text:p>
          </table:table-cell>
          <table:table-cell table:style-name="ce1" table:formula="of:=[.$G$2]-[.C83]" office:value-type="float" office:value="66.2818003913894" calcext:value-type="float">
            <text:p>66.2818003914</text:p>
          </table:table-cell>
          <table:table-cell table:formula="of:=[.A83]-[.D83]" office:value-type="float" office:value="-53.2818003913894" calcext:value-type="float">
            <text:p>-53.2818003914</text:p>
          </table:table-cell>
          <table:table-cell table:formula="of:=[.A83]/[.$H$2]" office:value-type="float" office:value="-3.71819960861057" calcext:value-type="float">
            <text:p>-3.7181996086</text:p>
          </table:table-cell>
          <table:table-cell table:formula="of:=[.B83]*((330+4700)/330)" office:value-type="float" office:value="1010.29532111724" calcext:value-type="float">
            <text:p>1010.2953211172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table:formula="of:=[.A83]-1" office:value-type="float" office:value="-58" calcext:value-type="float">
            <text:p>-58</text:p>
          </table:table-cell>
          <table:table-cell table:style-name="ce1" table:formula="of:=[.$G$2]-[.C84]" office:value-type="float" office:value="67.2165688193086" calcext:value-type="float">
            <text:p>67.2165688193</text:p>
          </table:table-cell>
          <table:table-cell table:formula="of:=[.A84]-[.D84]" office:value-type="float" office:value="-54.2165688193086" calcext:value-type="float">
            <text:p>-54.2165688193</text:p>
          </table:table-cell>
          <table:table-cell table:formula="of:=[.A84]/[.$H$2]" office:value-type="float" office:value="-3.78343118069145" calcext:value-type="float">
            <text:p>-3.7834311807</text:p>
          </table:table-cell>
          <table:table-cell table:formula="of:=[.B84]*((330+4700)/330)" office:value-type="float" office:value="1024.54345806401" calcext:value-type="float">
            <text:p>1024.543458064</text:p>
          </table:table-cell>
          <table:table-cell table:formula="of:=(([.$G$2]-[.A84])-3.3)*([.$K$2]/([.$K$3]+[.$K$2]))+3.3" office:value-type="float" office:value="12.1304347826087" calcext:value-type="float">
            <text:p>12.1304347826</text:p>
          </table:table-cell>
          <table:table-cell table:number-columns-repeated="10"/>
        </table:table-row>
        <table:table-row table:style-name="ro2">
          <table:table-cell table:formula="of:=[.A84]-1" office:value-type="float" office:value="-59" calcext:value-type="float">
            <text:p>-59</text:p>
          </table:table-cell>
          <table:table-cell table:style-name="ce1" table:formula="of:=[.$G$2]-[.C85]" office:value-type="float" office:value="68.1513372472277" calcext:value-type="float">
            <text:p>68.1513372472</text:p>
          </table:table-cell>
          <table:table-cell table:formula="of:=[.A85]-[.D85]" office:value-type="float" office:value="-55.1513372472277" calcext:value-type="float">
            <text:p>-55.1513372472</text:p>
          </table:table-cell>
          <table:table-cell table:formula="of:=[.A85]/[.$H$2]" office:value-type="float" office:value="-3.84866275277234" calcext:value-type="float">
            <text:p>-3.8486627528</text:p>
          </table:table-cell>
          <table:table-cell table:formula="of:=[.B85]*((330+4700)/330)" office:value-type="float" office:value="1038.79159501077" calcext:value-type="float">
            <text:p>1038.7915950108</text:p>
          </table:table-cell>
          <table:table-cell table:formula="of:=(([.$G$2]-[.A85])-3.3)*([.$K$2]/([.$K$3]+[.$K$2]))+3.3" office:value-type="float" office:value="12.2608695652174" calcext:value-type="float">
            <text:p>12.2608695652</text:p>
          </table:table-cell>
          <table:table-cell table:number-columns-repeated="10"/>
        </table:table-row>
        <table:table-row table:style-name="ro2">
          <table:table-cell table:formula="of:=[.A85]-1" office:value-type="float" office:value="-60" calcext:value-type="float">
            <text:p>-60</text:p>
          </table:table-cell>
          <table:table-cell table:style-name="ce1" table:formula="of:=[.$G$2]-[.C86]" office:value-type="float" office:value="69.0861056751468" calcext:value-type="float">
            <text:p>69.0861056751</text:p>
          </table:table-cell>
          <table:table-cell table:formula="of:=[.A86]-[.D86]" office:value-type="float" office:value="-56.0861056751468" calcext:value-type="float">
            <text:p>-56.0861056751</text:p>
          </table:table-cell>
          <table:table-cell table:formula="of:=[.A86]/[.$H$2]" office:value-type="float" office:value="-3.91389432485323" calcext:value-type="float">
            <text:p>-3.9138943249</text:p>
          </table:table-cell>
          <table:table-cell table:formula="of:=[.B86]*((330+4700)/330)" office:value-type="float" office:value="1053.03973195754" calcext:value-type="float">
            <text:p>1053.0397319575</text:p>
          </table:table-cell>
          <table:table-cell table:formula="of:=(([.$G$2]-[.A86])-3.3)*([.$K$2]/([.$K$3]+[.$K$2]))+3.3" office:value-type="float" office:value="12.3913043478261" calcext:value-type="float">
            <text:p>12.3913043478</text:p>
          </table:table-cell>
          <table:table-cell table:number-columns-repeated="10"/>
        </table:table-row>
        <table:table-row table:style-name="ro2">
          <table:table-cell table:formula="of:=[.A86]-1" office:value-type="float" office:value="-61" calcext:value-type="float">
            <text:p>-61</text:p>
          </table:table-cell>
          <table:table-cell table:style-name="ce1" table:formula="of:=[.$G$2]-[.C87]" office:value-type="float" office:value="70.0208741030659" calcext:value-type="float">
            <text:p>70.0208741031</text:p>
          </table:table-cell>
          <table:table-cell table:formula="of:=[.A87]-[.D87]" office:value-type="float" office:value="-57.0208741030659" calcext:value-type="float">
            <text:p>-57.0208741031</text:p>
          </table:table-cell>
          <table:table-cell table:formula="of:=[.A87]/[.$H$2]" office:value-type="float" office:value="-3.97912589693412" calcext:value-type="float">
            <text:p>-3.9791258969</text:p>
          </table:table-cell>
          <table:table-cell table:formula="of:=[.B87]*((330+4700)/330)" office:value-type="float" office:value="1067.28786890431" calcext:value-type="float">
            <text:p>1067.2878689043</text:p>
          </table:table-cell>
          <table:table-cell table:formula="of:=(([.$G$2]-[.A87])-3.3)*([.$K$2]/([.$K$3]+[.$K$2]))+3.3" office:value-type="float" office:value="12.5217391304348" calcext:value-type="float">
            <text:p>12.5217391304</text:p>
          </table:table-cell>
          <table:table-cell table:number-columns-repeated="10"/>
        </table:table-row>
        <table:table-row table:style-name="ro2">
          <table:table-cell table:formula="of:=[.A87]-1" office:value-type="float" office:value="-62" calcext:value-type="float">
            <text:p>-62</text:p>
          </table:table-cell>
          <table:table-cell table:style-name="ce1" table:formula="of:=[.$G$2]-[.C88]" office:value-type="float" office:value="70.955642530985" calcext:value-type="float">
            <text:p>70.955642531</text:p>
          </table:table-cell>
          <table:table-cell table:formula="of:=[.A88]-[.D88]" office:value-type="float" office:value="-57.955642530985" calcext:value-type="float">
            <text:p>-57.955642531</text:p>
          </table:table-cell>
          <table:table-cell table:formula="of:=[.A88]/[.$H$2]" office:value-type="float" office:value="-4.044357469015" calcext:value-type="float">
            <text:p>-4.044357469</text:p>
          </table:table-cell>
          <table:table-cell table:formula="of:=[.B88]*((330+4700)/330)" office:value-type="float" office:value="1081.53600585107" calcext:value-type="float">
            <text:p>1081.5360058511</text:p>
          </table:table-cell>
          <table:table-cell table:formula="of:=(([.$G$2]-[.A88])-3.3)*([.$K$2]/([.$K$3]+[.$K$2]))+3.3" office:value-type="float" office:value="12.6521739130435" calcext:value-type="float">
            <text:p>12.652173913</text:p>
          </table:table-cell>
          <table:table-cell table:number-columns-repeated="10"/>
        </table:table-row>
        <table:table-row table:style-name="ro2">
          <table:table-cell table:formula="of:=[.A88]-1" office:value-type="float" office:value="-63" calcext:value-type="float">
            <text:p>-63</text:p>
          </table:table-cell>
          <table:table-cell table:style-name="ce1" table:formula="of:=[.$G$2]-[.C89]" office:value-type="float" office:value="71.8904109589041" calcext:value-type="float">
            <text:p>71.8904109589</text:p>
          </table:table-cell>
          <table:table-cell table:formula="of:=[.A89]-[.D89]" office:value-type="float" office:value="-58.8904109589041" calcext:value-type="float">
            <text:p>-58.8904109589</text:p>
          </table:table-cell>
          <table:table-cell table:formula="of:=[.A89]/[.$H$2]" office:value-type="float" office:value="-4.10958904109589" calcext:value-type="float">
            <text:p>-4.1095890411</text:p>
          </table:table-cell>
          <table:table-cell table:formula="of:=[.B89]*((330+4700)/330)" office:value-type="float" office:value="1095.78414279784" calcext:value-type="float">
            <text:p>1095.7841427979</text:p>
          </table:table-cell>
          <table:table-cell table:formula="of:=(([.$G$2]-[.A89])-3.3)*([.$K$2]/([.$K$3]+[.$K$2]))+3.3" office:value-type="float" office:value="12.7826086956522" calcext:value-type="float">
            <text:p>12.7826086957</text:p>
          </table:table-cell>
          <table:table-cell table:number-columns-repeated="10"/>
        </table:table-row>
        <table:table-row table:style-name="ro2">
          <table:table-cell table:formula="of:=[.A89]-1" office:value-type="float" office:value="-64" calcext:value-type="float">
            <text:p>-64</text:p>
          </table:table-cell>
          <table:table-cell table:style-name="ce1" table:formula="of:=[.$G$2]-[.C90]" office:value-type="float" office:value="72.8251793868232" calcext:value-type="float">
            <text:p>72.8251793868</text:p>
          </table:table-cell>
          <table:table-cell table:formula="of:=[.A90]-[.D90]" office:value-type="float" office:value="-59.8251793868232" calcext:value-type="float">
            <text:p>-59.8251793868</text:p>
          </table:table-cell>
          <table:table-cell table:formula="of:=[.A90]/[.$H$2]" office:value-type="float" office:value="-4.17482061317678" calcext:value-type="float">
            <text:p>-4.1748206132</text:p>
          </table:table-cell>
          <table:table-cell table:formula="of:=[.B90]*((330+4700)/330)" office:value-type="float" office:value="1110.03227974461" calcext:value-type="float">
            <text:p>1110.0322797446</text:p>
          </table:table-cell>
          <table:table-cell table:formula="of:=(([.$G$2]-[.A90])-3.3)*([.$K$2]/([.$K$3]+[.$K$2]))+3.3" office:value-type="float" office:value="12.9130434782609" calcext:value-type="float">
            <text:p>12.9130434783</text:p>
          </table:table-cell>
          <table:table-cell table:number-columns-repeated="10"/>
        </table:table-row>
        <table:table-row table:style-name="ro2">
          <table:table-cell table:formula="of:=[.A90]-1" office:value-type="float" office:value="-65" calcext:value-type="float">
            <text:p>-65</text:p>
          </table:table-cell>
          <table:table-cell table:style-name="ce1" table:formula="of:=[.$G$2]-[.C91]" office:value-type="float" office:value="73.7599478147423" calcext:value-type="float">
            <text:p>73.7599478147</text:p>
          </table:table-cell>
          <table:table-cell table:formula="of:=[.A91]-[.D91]" office:value-type="float" office:value="-60.7599478147423" calcext:value-type="float">
            <text:p>-60.7599478147</text:p>
          </table:table-cell>
          <table:table-cell table:formula="of:=[.A91]/[.$H$2]" office:value-type="float" office:value="-4.24005218525767" calcext:value-type="float">
            <text:p>-4.2400521853</text:p>
          </table:table-cell>
          <table:table-cell table:formula="of:=[.B91]*((330+4700)/330)" office:value-type="float" office:value="1124.28041669138" calcext:value-type="float">
            <text:p>1124.2804166914</text:p>
          </table:table-cell>
          <table:table-cell table:formula="of:=(([.$G$2]-[.A91])-3.3)*([.$K$2]/([.$K$3]+[.$K$2]))+3.3" office:value-type="float" office:value="13.0434782608696" calcext:value-type="float">
            <text:p>13.0434782609</text:p>
          </table:table-cell>
          <table:table-cell table:number-columns-repeated="10"/>
        </table:table-row>
        <table:table-row table:style-name="ro2">
          <table:table-cell table:formula="of:=[.A91]-1" office:value-type="float" office:value="-66" calcext:value-type="float">
            <text:p>-66</text:p>
          </table:table-cell>
          <table:table-cell table:style-name="ce1" table:formula="of:=[.$G$2]-[.C92]" office:value-type="float" office:value="74.6947162426615" calcext:value-type="float">
            <text:p>74.6947162427</text:p>
          </table:table-cell>
          <table:table-cell table:formula="of:=[.A92]-[.D92]" office:value-type="float" office:value="-61.6947162426615" calcext:value-type="float">
            <text:p>-61.6947162427</text:p>
          </table:table-cell>
          <table:table-cell table:formula="of:=[.A92]/[.$H$2]" office:value-type="float" office:value="-4.30528375733855" calcext:value-type="float">
            <text:p>-4.3052837573</text:p>
          </table:table-cell>
          <table:table-cell table:formula="of:=[.B92]*((330+4700)/330)" office:value-type="float" office:value="1138.52855363814" calcext:value-type="float">
            <text:p>1138.5285536382</text:p>
          </table:table-cell>
          <table:table-cell table:formula="of:=(([.$G$2]-[.A92])-3.3)*([.$K$2]/([.$K$3]+[.$K$2]))+3.3" office:value-type="float" office:value="13.1739130434783" calcext:value-type="float">
            <text:p>13.1739130435</text:p>
          </table:table-cell>
          <table:table-cell table:number-columns-repeated="10"/>
        </table:table-row>
        <table:table-row table:style-name="ro2">
          <table:table-cell table:formula="of:=[.A92]-1" office:value-type="float" office:value="-67" calcext:value-type="float">
            <text:p>-67</text:p>
          </table:table-cell>
          <table:table-cell table:style-name="ce1" table:formula="of:=[.$G$2]-[.C93]" office:value-type="float" office:value="75.6294846705806" calcext:value-type="float">
            <text:p>75.6294846706</text:p>
          </table:table-cell>
          <table:table-cell table:formula="of:=[.A93]-[.D93]" office:value-type="float" office:value="-62.6294846705806" calcext:value-type="float">
            <text:p>-62.6294846706</text:p>
          </table:table-cell>
          <table:table-cell table:formula="of:=[.A93]/[.$H$2]" office:value-type="float" office:value="-4.37051532941944" calcext:value-type="float">
            <text:p>-4.3705153294</text:p>
          </table:table-cell>
          <table:table-cell table:formula="of:=[.B93]*((330+4700)/330)" office:value-type="float" office:value="1152.77669058491" calcext:value-type="float">
            <text:p>1152.7766905849</text:p>
          </table:table-cell>
          <table:table-cell table:formula="of:=(([.$G$2]-[.A93])-3.3)*([.$K$2]/([.$K$3]+[.$K$2]))+3.3" office:value-type="float" office:value="13.304347826087" calcext:value-type="float">
            <text:p>13.3043478261</text:p>
          </table:table-cell>
          <table:table-cell table:number-columns-repeated="10"/>
        </table:table-row>
        <table:table-row table:style-name="ro2">
          <table:table-cell table:formula="of:=[.A93]-1" office:value-type="float" office:value="-68" calcext:value-type="float">
            <text:p>-68</text:p>
          </table:table-cell>
          <table:table-cell table:style-name="ce1" table:formula="of:=[.$G$2]-[.C94]" office:value-type="float" office:value="76.5642530984997" calcext:value-type="float">
            <text:p>76.5642530985</text:p>
          </table:table-cell>
          <table:table-cell table:formula="of:=[.A94]-[.D94]" office:value-type="float" office:value="-63.5642530984997" calcext:value-type="float">
            <text:p>-63.5642530985</text:p>
          </table:table-cell>
          <table:table-cell table:formula="of:=[.A94]/[.$H$2]" office:value-type="float" office:value="-4.43574690150033" calcext:value-type="float">
            <text:p>-4.4357469015</text:p>
          </table:table-cell>
          <table:table-cell table:formula="of:=[.B94]*((330+4700)/330)" office:value-type="float" office:value="1167.02482753168" calcext:value-type="float">
            <text:p>1167.0248275317</text:p>
          </table:table-cell>
          <table:table-cell table:formula="of:=(([.$G$2]-[.A94])-3.3)*([.$K$2]/([.$K$3]+[.$K$2]))+3.3" office:value-type="float" office:value="13.4347826086957" calcext:value-type="float">
            <text:p>13.4347826087</text:p>
          </table:table-cell>
          <table:table-cell table:number-columns-repeated="10"/>
        </table:table-row>
        <table:table-row table:style-name="ro2">
          <table:table-cell table:formula="of:=[.A94]-1" office:value-type="float" office:value="-69" calcext:value-type="float">
            <text:p>-69</text:p>
          </table:table-cell>
          <table:table-cell table:style-name="ce1" table:formula="of:=[.$G$2]-[.C95]" office:value-type="float" office:value="77.4990215264188" calcext:value-type="float">
            <text:p>77.4990215264</text:p>
          </table:table-cell>
          <table:table-cell table:formula="of:=[.A95]-[.D95]" office:value-type="float" office:value="-64.4990215264188" calcext:value-type="float">
            <text:p>-64.4990215264</text:p>
          </table:table-cell>
          <table:table-cell table:formula="of:=[.A95]/[.$H$2]" office:value-type="float" office:value="-4.50097847358121" calcext:value-type="float">
            <text:p>-4.5009784736</text:p>
          </table:table-cell>
          <table:table-cell table:formula="of:=[.B95]*((330+4700)/330)" office:value-type="float" office:value="1181.27296447844" calcext:value-type="float">
            <text:p>1181.2729644785</text:p>
          </table:table-cell>
          <table:table-cell table:formula="of:=(([.$G$2]-[.A95])-3.3)*([.$K$2]/([.$K$3]+[.$K$2]))+3.3" office:value-type="float" office:value="13.5652173913043" calcext:value-type="float">
            <text:p>13.5652173913</text:p>
          </table:table-cell>
          <table:table-cell table:number-columns-repeated="10"/>
        </table:table-row>
        <table:table-row table:style-name="ro2">
          <table:table-cell table:formula="of:=[.A95]-1" office:value-type="float" office:value="-70" calcext:value-type="float">
            <text:p>-70</text:p>
          </table:table-cell>
          <table:table-cell table:style-name="ce1" table:formula="of:=[.$G$2]-[.C96]" office:value-type="float" office:value="78.4337899543379" calcext:value-type="float">
            <text:p>78.4337899543</text:p>
          </table:table-cell>
          <table:table-cell table:formula="of:=[.A96]-[.D96]" office:value-type="float" office:value="-65.4337899543379" calcext:value-type="float">
            <text:p>-65.4337899543</text:p>
          </table:table-cell>
          <table:table-cell table:formula="of:=[.A96]/[.$H$2]" office:value-type="float" office:value="-4.5662100456621" calcext:value-type="float">
            <text:p>-4.5662100457</text:p>
          </table:table-cell>
          <table:table-cell table:formula="of:=[.B96]*((330+4700)/330)" office:value-type="float" office:value="1195.52110142521" calcext:value-type="float">
            <text:p>1195.5211014252</text:p>
          </table:table-cell>
          <table:table-cell table:formula="of:=(([.$G$2]-[.A96])-3.3)*([.$K$2]/([.$K$3]+[.$K$2]))+3.3" office:value-type="float" office:value="13.695652173913" calcext:value-type="float">
            <text:p>13.6956521739</text:p>
          </table:table-cell>
          <table:table-cell table:number-columns-repeated="10"/>
        </table:table-row>
        <table:table-row table:style-name="ro2">
          <table:table-cell table:formula="of:=[.A96]-1" office:value-type="float" office:value="-71" calcext:value-type="float">
            <text:p>-71</text:p>
          </table:table-cell>
          <table:table-cell table:style-name="ce1" table:formula="of:=[.$G$2]-[.C97]" office:value-type="float" office:value="79.368558382257" calcext:value-type="float">
            <text:p>79.3685583823</text:p>
          </table:table-cell>
          <table:table-cell table:formula="of:=[.A97]-[.D97]" office:value-type="float" office:value="-66.368558382257" calcext:value-type="float">
            <text:p>-66.3685583823</text:p>
          </table:table-cell>
          <table:table-cell table:formula="of:=[.A97]/[.$H$2]" office:value-type="float" office:value="-4.63144161774299" calcext:value-type="float">
            <text:p>-4.6314416177</text:p>
          </table:table-cell>
          <table:table-cell table:formula="of:=[.B97]*((330+4700)/330)" office:value-type="float" office:value="1209.76923837198" calcext:value-type="float">
            <text:p>1209.769238372</text:p>
          </table:table-cell>
          <table:table-cell table:formula="of:=(([.$G$2]-[.A97])-3.3)*([.$K$2]/([.$K$3]+[.$K$2]))+3.3" office:value-type="float" office:value="13.8260869565217" calcext:value-type="float">
            <text:p>13.8260869565</text:p>
          </table:table-cell>
          <table:table-cell table:number-columns-repeated="10"/>
        </table:table-row>
        <table:table-row table:style-name="ro2">
          <table:table-cell table:formula="of:=[.A97]-1" office:value-type="float" office:value="-72" calcext:value-type="float">
            <text:p>-72</text:p>
          </table:table-cell>
          <table:table-cell table:style-name="ce1" table:formula="of:=[.$G$2]-[.C98]" office:value-type="float" office:value="80.3033268101761" calcext:value-type="float">
            <text:p>80.3033268102</text:p>
          </table:table-cell>
          <table:table-cell table:formula="of:=[.A98]-[.D98]" office:value-type="float" office:value="-67.3033268101761" calcext:value-type="float">
            <text:p>-67.3033268102</text:p>
          </table:table-cell>
          <table:table-cell table:formula="of:=[.A98]/[.$H$2]" office:value-type="float" office:value="-4.69667318982387" calcext:value-type="float">
            <text:p>-4.6966731898</text:p>
          </table:table-cell>
          <table:table-cell table:formula="of:=[.B98]*((330+4700)/330)" office:value-type="float" office:value="1224.01737531875" calcext:value-type="float">
            <text:p>1224.0173753188</text:p>
          </table:table-cell>
          <table:table-cell table:formula="of:=(([.$G$2]-[.A98])-3.3)*([.$K$2]/([.$K$3]+[.$K$2]))+3.3" office:value-type="float" office:value="13.9565217391304" calcext:value-type="float">
            <text:p>13.9565217391</text:p>
          </table:table-cell>
          <table:table-cell table:number-columns-repeated="10"/>
        </table:table-row>
        <table:table-row table:style-name="ro2">
          <table:table-cell table:formula="of:=[.A98]-1" office:value-type="float" office:value="-73" calcext:value-type="float">
            <text:p>-73</text:p>
          </table:table-cell>
          <table:table-cell table:style-name="ce1" table:formula="of:=[.$G$2]-[.C99]" office:value-type="float" office:value="81.2380952380952" calcext:value-type="float">
            <text:p>81.2380952381</text:p>
          </table:table-cell>
          <table:table-cell table:formula="of:=[.A99]-[.D99]" office:value-type="float" office:value="-68.2380952380952" calcext:value-type="float">
            <text:p>-68.2380952381</text:p>
          </table:table-cell>
          <table:table-cell table:formula="of:=[.A99]/[.$H$2]" office:value-type="float" office:value="-4.76190476190476" calcext:value-type="float">
            <text:p>-4.7619047619</text:p>
          </table:table-cell>
          <table:table-cell table:formula="of:=[.B99]*((330+4700)/330)" office:value-type="float" office:value="1238.26551226551" calcext:value-type="float">
            <text:p>1238.2655122655</text:p>
          </table:table-cell>
          <table:table-cell table:formula="of:=(([.$G$2]-[.A99])-3.3)*([.$K$2]/([.$K$3]+[.$K$2]))+3.3" office:value-type="float" office:value="14.0869565217391" calcext:value-type="float">
            <text:p>14.0869565217</text:p>
          </table:table-cell>
          <table:table-cell table:number-columns-repeated="10"/>
        </table:table-row>
        <table:table-row table:style-name="ro2">
          <table:table-cell table:formula="of:=[.A99]-1" office:value-type="float" office:value="-74" calcext:value-type="float">
            <text:p>-74</text:p>
          </table:table-cell>
          <table:table-cell table:style-name="ce1" table:formula="of:=[.$G$2]-[.C100]" office:value-type="float" office:value="82.1728636660144" calcext:value-type="float">
            <text:p>82.172863666</text:p>
          </table:table-cell>
          <table:table-cell table:formula="of:=[.A100]-[.D100]" office:value-type="float" office:value="-69.1728636660144" calcext:value-type="float">
            <text:p>-69.172863666</text:p>
          </table:table-cell>
          <table:table-cell table:formula="of:=[.A100]/[.$H$2]" office:value-type="float" office:value="-4.82713633398565" calcext:value-type="float">
            <text:p>-4.827136334</text:p>
          </table:table-cell>
          <table:table-cell table:formula="of:=[.B100]*((330+4700)/330)" office:value-type="float" office:value="1252.51364921228" calcext:value-type="float">
            <text:p>1252.5136492123</text:p>
          </table:table-cell>
          <table:table-cell table:formula="of:=(([.$G$2]-[.A100])-3.3)*([.$K$2]/([.$K$3]+[.$K$2]))+3.3" office:value-type="float" office:value="14.2173913043478" calcext:value-type="float">
            <text:p>14.2173913043</text:p>
          </table:table-cell>
          <table:table-cell table:number-columns-repeated="10"/>
        </table:table-row>
        <table:table-row table:style-name="ro2">
          <table:table-cell table:formula="of:=[.A100]-1" office:value-type="float" office:value="-75" calcext:value-type="float">
            <text:p>-75</text:p>
          </table:table-cell>
          <table:table-cell table:style-name="ce1" table:formula="of:=[.$G$2]-[.C101]" office:value-type="float" office:value="83.1076320939335" calcext:value-type="float">
            <text:p>83.1076320939</text:p>
          </table:table-cell>
          <table:table-cell table:formula="of:=[.A101]-[.D101]" office:value-type="float" office:value="-70.1076320939335" calcext:value-type="float">
            <text:p>-70.1076320939</text:p>
          </table:table-cell>
          <table:table-cell table:formula="of:=[.A101]/[.$H$2]" office:value-type="float" office:value="-4.89236790606654" calcext:value-type="float">
            <text:p>-4.8923679061</text:p>
          </table:table-cell>
          <table:table-cell table:formula="of:=[.B101]*((330+4700)/330)" office:value-type="float" office:value="1266.76178615905" calcext:value-type="float">
            <text:p>1266.7617861591</text:p>
          </table:table-cell>
          <table:table-cell table:formula="of:=(([.$G$2]-[.A101])-3.3)*([.$K$2]/([.$K$3]+[.$K$2]))+3.3" office:value-type="float" office:value="14.3478260869565" calcext:value-type="float">
            <text:p>14.347826087</text:p>
          </table:table-cell>
          <table:table-cell table:number-columns-repeated="10"/>
        </table:table-row>
        <table:table-row table:style-name="ro2">
          <table:table-cell table:formula="of:=[.A101]-1" office:value-type="float" office:value="-76" calcext:value-type="float">
            <text:p>-76</text:p>
          </table:table-cell>
          <table:table-cell table:style-name="ce1" table:formula="of:=[.$G$2]-[.C102]" office:value-type="float" office:value="84.0424005218526" calcext:value-type="float">
            <text:p>84.0424005219</text:p>
          </table:table-cell>
          <table:table-cell table:formula="of:=[.A102]-[.D102]" office:value-type="float" office:value="-71.0424005218526" calcext:value-type="float">
            <text:p>-71.0424005219</text:p>
          </table:table-cell>
          <table:table-cell table:formula="of:=[.A102]/[.$H$2]" office:value-type="float" office:value="-4.95759947814742" calcext:value-type="float">
            <text:p>-4.9575994781</text:p>
          </table:table-cell>
          <table:table-cell table:formula="of:=[.B102]*((330+4700)/330)" office:value-type="float" office:value="1281.00992310581" calcext:value-type="float">
            <text:p>1281.0099231058</text:p>
          </table:table-cell>
          <table:table-cell table:formula="of:=(([.$G$2]-[.A102])-3.3)*([.$K$2]/([.$K$3]+[.$K$2]))+3.3" office:value-type="float" office:value="14.4782608695652" calcext:value-type="float">
            <text:p>14.4782608696</text:p>
          </table:table-cell>
          <table:table-cell table:number-columns-repeated="10"/>
        </table:table-row>
        <table:table-row table:style-name="ro2">
          <table:table-cell table:formula="of:=[.A102]-1" office:value-type="float" office:value="-77" calcext:value-type="float">
            <text:p>-77</text:p>
          </table:table-cell>
          <table:table-cell table:style-name="ce1" table:formula="of:=[.$G$2]-[.C103]" office:value-type="float" office:value="84.9771689497717" calcext:value-type="float">
            <text:p>84.9771689498</text:p>
          </table:table-cell>
          <table:table-cell table:formula="of:=[.A103]-[.D103]" office:value-type="float" office:value="-71.9771689497717" calcext:value-type="float">
            <text:p>-71.9771689498</text:p>
          </table:table-cell>
          <table:table-cell table:formula="of:=[.A103]/[.$H$2]" office:value-type="float" office:value="-5.02283105022831" calcext:value-type="float">
            <text:p>-5.0228310502</text:p>
          </table:table-cell>
          <table:table-cell table:formula="of:=[.B103]*((330+4700)/330)" office:value-type="float" office:value="1295.25806005258" calcext:value-type="float">
            <text:p>1295.2580600526</text:p>
          </table:table-cell>
          <table:table-cell table:formula="of:=(([.$G$2]-[.A103])-3.3)*([.$K$2]/([.$K$3]+[.$K$2]))+3.3" office:value-type="float" office:value="14.6086956521739" calcext:value-type="float">
            <text:p>14.6086956522</text:p>
          </table:table-cell>
          <table:table-cell table:number-columns-repeated="10"/>
        </table:table-row>
        <table:table-row table:style-name="ro2">
          <table:table-cell table:formula="of:=[.A103]-1" office:value-type="float" office:value="-78" calcext:value-type="float">
            <text:p>-78</text:p>
          </table:table-cell>
          <table:table-cell table:style-name="ce1" table:formula="of:=[.$G$2]-[.C104]" office:value-type="float" office:value="85.9119373776908" calcext:value-type="float">
            <text:p>85.9119373777</text:p>
          </table:table-cell>
          <table:table-cell table:formula="of:=[.A104]-[.D104]" office:value-type="float" office:value="-72.9119373776908" calcext:value-type="float">
            <text:p>-72.9119373777</text:p>
          </table:table-cell>
          <table:table-cell table:formula="of:=[.A104]/[.$H$2]" office:value-type="float" office:value="-5.0880626223092" calcext:value-type="float">
            <text:p>-5.0880626223</text:p>
          </table:table-cell>
          <table:table-cell table:formula="of:=[.B104]*((330+4700)/330)" office:value-type="float" office:value="1309.50619699935" calcext:value-type="float">
            <text:p>1309.5061969994</text:p>
          </table:table-cell>
          <table:table-cell table:formula="of:=(([.$G$2]-[.A104])-3.3)*([.$K$2]/([.$K$3]+[.$K$2]))+3.3" office:value-type="float" office:value="14.7391304347826" calcext:value-type="float">
            <text:p>14.7391304348</text:p>
          </table:table-cell>
          <table:table-cell table:number-columns-repeated="10"/>
        </table:table-row>
        <table:table-row table:style-name="ro2">
          <table:table-cell table:formula="of:=[.A104]-1" office:value-type="float" office:value="-79" calcext:value-type="float">
            <text:p>-79</text:p>
          </table:table-cell>
          <table:table-cell table:style-name="ce1" table:formula="of:=[.$G$2]-[.C105]" office:value-type="float" office:value="86.8467058056099" calcext:value-type="float">
            <text:p>86.8467058056</text:p>
          </table:table-cell>
          <table:table-cell table:formula="of:=[.A105]-[.D105]" office:value-type="float" office:value="-73.8467058056099" calcext:value-type="float">
            <text:p>-73.8467058056</text:p>
          </table:table-cell>
          <table:table-cell table:formula="of:=[.A105]/[.$H$2]" office:value-type="float" office:value="-5.15329419439009" calcext:value-type="float">
            <text:p>-5.1532941944</text:p>
          </table:table-cell>
          <table:table-cell table:formula="of:=[.B105]*((330+4700)/330)" office:value-type="float" office:value="1323.75433394611" calcext:value-type="float">
            <text:p>1323.7543339461</text:p>
          </table:table-cell>
          <table:table-cell table:formula="of:=(([.$G$2]-[.A105])-3.3)*([.$K$2]/([.$K$3]+[.$K$2]))+3.3" office:value-type="float" office:value="14.8695652173913" calcext:value-type="float">
            <text:p>14.8695652174</text:p>
          </table:table-cell>
          <table:table-cell table:number-columns-repeated="10"/>
        </table:table-row>
        <table:table-row table:style-name="ro2">
          <table:table-cell table:formula="of:=[.A105]-1" office:value-type="float" office:value="-80" calcext:value-type="float">
            <text:p>-80</text:p>
          </table:table-cell>
          <table:table-cell table:style-name="ce1" table:formula="of:=[.$G$2]-[.C106]" office:value-type="float" office:value="87.781474233529" calcext:value-type="float">
            <text:p>87.7814742335</text:p>
          </table:table-cell>
          <table:table-cell table:formula="of:=[.A106]-[.D106]" office:value-type="float" office:value="-74.781474233529" calcext:value-type="float">
            <text:p>-74.7814742335</text:p>
          </table:table-cell>
          <table:table-cell table:formula="of:=[.A106]/[.$H$2]" office:value-type="float" office:value="-5.21852576647097" calcext:value-type="float">
            <text:p>-5.2185257665</text:p>
          </table:table-cell>
          <table:table-cell table:formula="of:=[.B106]*((330+4700)/330)" office:value-type="float" office:value="1338.00247089288" calcext:value-type="float">
            <text:p>1338.0024708929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table:formula="of:=[.A106]-1" office:value-type="float" office:value="-81" calcext:value-type="float">
            <text:p>-81</text:p>
          </table:table-cell>
          <table:table-cell table:style-name="ce1" table:formula="of:=[.$G$2]-[.C107]" office:value-type="float" office:value="88.7162426614481" calcext:value-type="float">
            <text:p>88.7162426614</text:p>
          </table:table-cell>
          <table:table-cell table:formula="of:=[.A107]-[.D107]" office:value-type="float" office:value="-75.7162426614481" calcext:value-type="float">
            <text:p>-75.7162426614</text:p>
          </table:table-cell>
          <table:table-cell table:formula="of:=[.A107]/[.$H$2]" office:value-type="float" office:value="-5.28375733855186" calcext:value-type="float">
            <text:p>-5.2837573386</text:p>
          </table:table-cell>
          <table:table-cell table:formula="of:=[.B107]*((330+4700)/330)" office:value-type="float" office:value="1352.25060783965" calcext:value-type="float">
            <text:p>1352.2506078397</text:p>
          </table:table-cell>
          <table:table-cell table:formula="of:=(([.$G$2]-[.A107])-3.3)*([.$K$2]/([.$K$3]+[.$K$2]))+3.3" office:value-type="float" office:value="15.1304347826087" calcext:value-type="float">
            <text:p>15.1304347826</text:p>
          </table:table-cell>
          <table:table-cell table:number-columns-repeated="10"/>
        </table:table-row>
        <table:table-row table:style-name="ro2">
          <table:table-cell table:formula="of:=[.A107]-1" office:value-type="float" office:value="-82" calcext:value-type="float">
            <text:p>-82</text:p>
          </table:table-cell>
          <table:table-cell table:style-name="ce1" table:formula="of:=[.$G$2]-[.C108]" office:value-type="float" office:value="89.6510110893673" calcext:value-type="float">
            <text:p>89.6510110894</text:p>
          </table:table-cell>
          <table:table-cell table:formula="of:=[.A108]-[.D108]" office:value-type="float" office:value="-76.6510110893673" calcext:value-type="float">
            <text:p>-76.6510110894</text:p>
          </table:table-cell>
          <table:table-cell table:formula="of:=[.A108]/[.$H$2]" office:value-type="float" office:value="-5.34898891063275" calcext:value-type="float">
            <text:p>-5.3489889106</text:p>
          </table:table-cell>
          <table:table-cell table:formula="of:=[.B108]*((330+4700)/330)" office:value-type="float" office:value="1366.49874478642" calcext:value-type="float">
            <text:p>1366.4987447864</text:p>
          </table:table-cell>
          <table:table-cell table:formula="of:=(([.$G$2]-[.A108])-3.3)*([.$K$2]/([.$K$3]+[.$K$2]))+3.3" office:value-type="float" office:value="15.2608695652174" calcext:value-type="float">
            <text:p>15.2608695652</text:p>
          </table:table-cell>
          <table:table-cell table:number-columns-repeated="10"/>
        </table:table-row>
        <table:table-row table:style-name="ro2">
          <table:table-cell table:formula="of:=[.A108]-1" office:value-type="float" office:value="-83" calcext:value-type="float">
            <text:p>-83</text:p>
          </table:table-cell>
          <table:table-cell table:style-name="ce1" table:formula="of:=[.$G$2]-[.C109]" office:value-type="float" office:value="90.5857795172864" calcext:value-type="float">
            <text:p>90.5857795173</text:p>
          </table:table-cell>
          <table:table-cell table:formula="of:=[.A109]-[.D109]" office:value-type="float" office:value="-77.5857795172864" calcext:value-type="float">
            <text:p>-77.5857795173</text:p>
          </table:table-cell>
          <table:table-cell table:formula="of:=[.A109]/[.$H$2]" office:value-type="float" office:value="-5.41422048271363" calcext:value-type="float">
            <text:p>-5.4142204827</text:p>
          </table:table-cell>
          <table:table-cell table:formula="of:=[.B109]*((330+4700)/330)" office:value-type="float" office:value="1380.74688173318" calcext:value-type="float">
            <text:p>1380.7468817332</text:p>
          </table:table-cell>
          <table:table-cell table:formula="of:=(([.$G$2]-[.A109])-3.3)*([.$K$2]/([.$K$3]+[.$K$2]))+3.3" office:value-type="float" office:value="15.3913043478261" calcext:value-type="float">
            <text:p>15.3913043478</text:p>
          </table:table-cell>
          <table:table-cell table:number-columns-repeated="10"/>
        </table:table-row>
        <table:table-row table:style-name="ro2">
          <table:table-cell table:formula="of:=[.A109]-1" office:value-type="float" office:value="-84" calcext:value-type="float">
            <text:p>-84</text:p>
          </table:table-cell>
          <table:table-cell table:style-name="ce1" table:formula="of:=[.$G$2]-[.C110]" office:value-type="float" office:value="91.5205479452055" calcext:value-type="float">
            <text:p>91.5205479452</text:p>
          </table:table-cell>
          <table:table-cell table:formula="of:=[.A110]-[.D110]" office:value-type="float" office:value="-78.5205479452055" calcext:value-type="float">
            <text:p>-78.5205479452</text:p>
          </table:table-cell>
          <table:table-cell table:formula="of:=[.A110]/[.$H$2]" office:value-type="float" office:value="-5.47945205479452" calcext:value-type="float">
            <text:p>-5.4794520548</text:p>
          </table:table-cell>
          <table:table-cell table:formula="of:=[.B110]*((330+4700)/330)" office:value-type="float" office:value="1394.99501867995" calcext:value-type="float">
            <text:p>1394.99501868</text:p>
          </table:table-cell>
          <table:table-cell table:formula="of:=(([.$G$2]-[.A110])-3.3)*([.$K$2]/([.$K$3]+[.$K$2]))+3.3" office:value-type="float" office:value="15.5217391304348" calcext:value-type="float">
            <text:p>15.5217391304</text:p>
          </table:table-cell>
          <table:table-cell table:number-columns-repeated="10"/>
        </table:table-row>
        <table:table-row table:style-name="ro1" table:number-rows-repeated="10484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_20_of_20_bounds" style:display-name="Out of bounds" style:family="table-cell" style:parent-style-name="Default">
      <style:table-cell-properties fo:background-color="#dc2300"/>
    </style:style>
    <style:style style:name="Alarm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47:37.493651645</meta:creation-date>
    <dc:date>2018-04-21T15:48:03.858851924</dc:date>
    <meta:editing-duration>PT26S</meta:editing-duration>
    <meta:editing-cycles>1</meta:editing-cycles>
    <meta:document-statistic meta:table-count="1" meta:cell-count="679" meta:object-count="0"/>
    <meta:generator>LibreOffice/4.3.3.2$Linux_X86_64 LibreOffice_project/430m0$Build-2</meta:generator>
  </office:meta>
</office:document-meta>
</file>